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icrosoft YaHei" svg:font-family="'Microsoft YaHei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5.244cm"/>
    </style:style>
    <style:style style:name="co4" style:family="table-column">
      <style:table-column-properties fo:break-before="auto" style:column-width="4.586cm"/>
    </style:style>
    <style:style style:name="co5" style:family="table-column">
      <style:table-column-properties fo:break-before="auto" style:column-width="7.747cm"/>
    </style:style>
    <style:style style:name="co6" style:family="table-column">
      <style:table-column-properties fo:break-before="auto" style:column-width="6.405cm"/>
    </style:style>
    <style:style style:name="co7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SUM([Blad1.#VERW!2:Blad1.H2])&gt;0" style:apply-style-name="Excel_5f_CondFormat_5f_1_5f_1_5f_1" style:base-cell-address="Blad1.A2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1_5f_2_5f_1" style:base-cell-address="Blad1.D1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0" style:apply-style-name="Excel_5f_CondFormat_5f_1_5f_2_5f_1" style:base-cell-address="Blad1.D1"/>
    </style:style>
  </office:automatic-styles>
  <office:body>
    <office:spreadsheet>
      <table:calculation-settings table:case-sensitive="false" table:use-regular-expressions="false"/>
      <table:table table:name="Blad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1" table:default-cell-style-name="ce3"/>
        <table:table-column table:style-name="co7" table:number-columns-repeated="767" table:default-cell-style-name="Default"/>
        <table:table-row table:style-name="ro1">
          <table:table-cell table:style-name="ce1" office:value-type="string">
            <text:p>Stopwor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English translation</text:p>
          </table:table-cell>
          <table:table-cell table:style-name="ce4" office:value-type="string">
            <text:p>Needed in your language</text:p>
          </table:table-cell>
          <table:table-cell table:style-name="ce4" office:value-type="string">
            <text:p>Remove it from my language stopword list</text:p>
          </table:table-cell>
          <table:table-cell table:style-name="ce4" office:value-type="string">
            <text:p>Why? English comment/translatio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</text:p>
          </table:table-cell>
          <table:table-cell table:style-name="ce2" office:value-type="string">
            <text:p>DUTCH</text:p>
          </table:table-cell>
          <table:table-cell table:style-name="ce2" office:value-type="string">
            <text:p>t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n</text:p>
          </table:table-cell>
          <table:table-cell office:value-type="string">
            <text:p>DUTCH</text:p>
          </table:table-cell>
          <table:table-cell office:value-type="string">
            <text:p>a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n</text:p>
          </table:table-cell>
          <table:table-cell office:value-type="string">
            <text:p>DUTCH</text:p>
          </table:table-cell>
          <table:table-cell office:value-type="string">
            <text:p>of, from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ik</text:p>
          </table:table-cell>
          <table:table-cell office:value-type="string">
            <text:p>DUTCH</text:p>
          </table:table-cell>
          <table:table-cell office:value-type="string">
            <text:p>I, the eg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</text:p>
          </table:table-cell>
          <table:table-cell office:value-type="string">
            <text:p>DUTCH</text:p>
          </table:table-cell>
          <table:table-cell office:value-type="string">
            <text:p>(1) chez, at etc, (2) to, (3) to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t</text:p>
          </table:table-cell>
          <table:table-cell office:value-type="string">
            <text:p>DUTCH</text:p>
          </table:table-cell>
          <table:table-cell office:value-type="string">
            <text:p>that,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e</text:p>
          </table:table-cell>
          <table:table-cell office:value-type="string">
            <text:p>DUTCH</text:p>
          </table:table-cell>
          <table:table-cell office:value-type="string">
            <text:p>that, those, who,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n</text:p>
          </table:table-cell>
          <table:table-cell office:value-type="string">
            <text:p>DUTCH</text:p>
          </table:table-cell>
          <table:table-cell office:value-type="string">
            <text:p>in, insid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en</text:p>
          </table:table-cell>
          <table:table-cell office:value-type="string">
            <text:p>DUTCH</text:p>
          </table:table-cell>
          <table:table-cell office:value-type="string">
            <text:p>a, an, on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ij</text:p>
          </table:table-cell>
          <table:table-cell office:value-type="string">
            <text:p>DUTCH</text:p>
          </table:table-cell>
          <table:table-cell office:value-type="string">
            <text:p>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t</text:p>
          </table:table-cell>
          <table:table-cell office:value-type="string">
            <text:p>DUTCH</text:p>
          </table:table-cell>
          <table:table-cell office:value-type="string">
            <text:p>the, 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et</text:p>
          </table:table-cell>
          <table:table-cell office:value-type="string">
            <text:p>DUTCH</text:p>
          </table:table-cell>
          <table:table-cell office:value-type="string">
            <text:p>not, nothing, naugh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ijn</text:p>
          </table:table-cell>
          <table:table-cell office:value-type="string">
            <text:p>DUTCH</text:p>
          </table:table-cell>
          <table:table-cell office:value-type="string">
            <text:p>(1) to be, being, (2) his, one's, its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is</text:p>
          </table:table-cell>
          <table:table-cell office:value-type="string">
            <text:p>DUTCH</text:p>
          </table:table-cell>
          <table:table-cell office:value-type="string">
            <text:p>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as</text:p>
          </table:table-cell>
          <table:table-cell office:value-type="string">
            <text:p>DUTCH</text:p>
          </table:table-cell>
          <table:table-cell office:value-type="string">
            <text:p>(1) was, past tense of all persons sing. of 'zijn' (to be) (2) wax, (3) the washing, (4) rise of riv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p</text:p>
          </table:table-cell>
          <table:table-cell office:value-type="string">
            <text:p>DUTCH</text:p>
          </table:table-cell>
          <table:table-cell office:value-type="string">
            <text:p>on, upon, at, in, up, used up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an</text:p>
          </table:table-cell>
          <table:table-cell office:value-type="string">
            <text:p>DUTCH</text:p>
          </table:table-cell>
          <table:table-cell office:value-type="string">
            <text:p>on, upon, to (as dative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t</text:p>
          </table:table-cell>
          <table:table-cell office:value-type="string">
            <text:p>DUTCH</text:p>
          </table:table-cell>
          <table:table-cell office:value-type="string">
            <text:p>with, b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s</text:p>
          </table:table-cell>
          <table:table-cell office:value-type="string">
            <text:p>DUTCH</text:p>
          </table:table-cell>
          <table:table-cell office:value-type="string">
            <text:p>like, such as, w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or</text:p>
          </table:table-cell>
          <table:table-cell office:value-type="string">
            <text:p>DUTCH</text:p>
          </table:table-cell>
          <table:table-cell office:value-type="string">
            <text:p>(1) before, in front of, (2) furr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d</text:p>
          </table:table-cell>
          <table:table-cell office:value-type="string">
            <text:p>DUTCH</text:p>
          </table:table-cell>
          <table:table-cell office:value-type="string">
            <text:p>had, past tense all persons sing. of 'hebben' (have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</text:p>
          </table:table-cell>
          <table:table-cell office:value-type="string">
            <text:p>DUTCH</text:p>
          </table:table-cell>
          <table:table-cell office:value-type="string">
            <text:p>t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ar</text:p>
          </table:table-cell>
          <table:table-cell office:value-type="string">
            <text:p>DUTCH</text:p>
          </table:table-cell>
          <table:table-cell office:value-type="string">
            <text:p>but, on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m</text:p>
          </table:table-cell>
          <table:table-cell office:value-type="string">
            <text:p>DUTCH</text:p>
          </table:table-cell>
          <table:table-cell office:value-type="string">
            <text:p>round, about, for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m</text:p>
          </table:table-cell>
          <table:table-cell office:value-type="string">
            <text:p>DUTCH</text:p>
          </table:table-cell>
          <table:table-cell office:value-type="string">
            <text:p>h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n</text:p>
          </table:table-cell>
          <table:table-cell office:value-type="string">
            <text:p>DUTCH</text:p>
          </table:table-cell>
          <table:table-cell office:value-type="string">
            <text:p>t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ou</text:p>
          </table:table-cell>
          <table:table-cell office:value-type="string">
            <text:p>DUTCH</text:p>
          </table:table-cell>
          <table:table-cell office:value-type="string">
            <text:p>should/would, past tense all persons sing. of 'zullen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f</text:p>
          </table:table-cell>
          <table:table-cell office:value-type="string">
            <text:p>DUTCH</text:p>
          </table:table-cell>
          <table:table-cell office:value-type="string">
            <text:p>or, whether, i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at</text:p>
          </table:table-cell>
          <table:table-cell office:value-type="string">
            <text:p>DUTCH</text:p>
          </table:table-cell>
          <table:table-cell office:value-type="string">
            <text:p>what, something, anyth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jn</text:p>
          </table:table-cell>
          <table:table-cell office:value-type="string">
            <text:p>DUTCH</text:p>
          </table:table-cell>
          <table:table-cell office:value-type="string">
            <text:p>possessive and noun 'mine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n</text:p>
          </table:table-cell>
          <table:table-cell office:value-type="string">
            <text:p>DUTCH</text:p>
          </table:table-cell>
          <table:table-cell office:value-type="string">
            <text:p>people, 'one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t</text:p>
          </table:table-cell>
          <table:table-cell office:value-type="string">
            <text:p>DUTC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o</text:p>
          </table:table-cell>
          <table:table-cell office:value-type="string">
            <text:p>DUTCH</text:p>
          </table:table-cell>
          <table:table-cell office:value-type="string">
            <text:p>so, thus, in this wa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or</text:p>
          </table:table-cell>
          <table:table-cell office:value-type="string">
            <text:p>DUTCH</text:p>
          </table:table-cell>
          <table:table-cell office:value-type="string">
            <text:p>through b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ver</text:p>
          </table:table-cell>
          <table:table-cell office:value-type="string">
            <text:p>DUTCH</text:p>
          </table:table-cell>
          <table:table-cell office:value-type="string">
            <text:p>over, acros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e</text:p>
          </table:table-cell>
          <table:table-cell office:value-type="string">
            <text:p>DUTCH</text:p>
          </table:table-cell>
          <table:table-cell office:value-type="string">
            <text:p>she, her, they, 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ich</text:p>
          </table:table-cell>
          <table:table-cell office:value-type="string">
            <text:p>DUTCH</text:p>
          </table:table-cell>
          <table:table-cell office:value-type="string">
            <text:p>onesel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ij</text:p>
          </table:table-cell>
          <table:table-cell office:value-type="string">
            <text:p>DUTCH</text:p>
          </table:table-cell>
          <table:table-cell office:value-type="string">
            <text:p>(1) a bee, (2) by, near, 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ok</text:p>
          </table:table-cell>
          <table:table-cell office:value-type="string">
            <text:p>DUTCH</text:p>
          </table:table-cell>
          <table:table-cell office:value-type="string">
            <text:p>also, to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ot</text:p>
          </table:table-cell>
          <table:table-cell office:value-type="string">
            <text:p>DUTCH</text:p>
          </table:table-cell>
          <table:table-cell office:value-type="string">
            <text:p>till, unti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</text:p>
          </table:table-cell>
          <table:table-cell office:value-type="string">
            <text:p>DUTC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ij</text:p>
          </table:table-cell>
          <table:table-cell office:value-type="string">
            <text:p>DUTCH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it</text:p>
          </table:table-cell>
          <table:table-cell office:value-type="string">
            <text:p>DUTCH</text:p>
          </table:table-cell>
          <table:table-cell office:value-type="string">
            <text:p>out of, fro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r</text:p>
          </table:table-cell>
          <table:table-cell office:value-type="string">
            <text:p>DUTCH</text:p>
          </table:table-cell>
          <table:table-cell office:value-type="string">
            <text:p>Old Dutch form of 'van der' still found in surname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ar</text:p>
          </table:table-cell>
          <table:table-cell office:value-type="string">
            <text:p>DUTCH</text:p>
          </table:table-cell>
          <table:table-cell office:value-type="string">
            <text:p>(1) there, (2) becau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ar</text:p>
          </table:table-cell>
          <table:table-cell office:value-type="string">
            <text:p>DUTCH</text:p>
          </table:table-cell>
          <table:table-cell office:value-type="string">
            <text:p>(1) her, their, them, (2) hai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aar</text:p>
          </table:table-cell>
          <table:table-cell office:value-type="string">
            <text:p>DUTCH</text:p>
          </table:table-cell>
          <table:table-cell office:value-type="string">
            <text:p>(1) unpleasant, unwell etc, (2) towards, (3) a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b</text:p>
          </table:table-cell>
          <table:table-cell office:value-type="string">
            <text:p>DUTCH</text:p>
          </table:table-cell>
          <table:table-cell office:value-type="string">
            <text:p>present first person sing. of 'to have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e</text:p>
          </table:table-cell>
          <table:table-cell office:value-type="string">
            <text:p>DUTCH</text:p>
          </table:table-cell>
          <table:table-cell office:value-type="string">
            <text:p>how, wh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eft</text:p>
          </table:table-cell>
          <table:table-cell office:value-type="string">
            <text:p>DUTCH</text:p>
          </table:table-cell>
          <table:table-cell office:value-type="string">
            <text:p>present third person sing. of 'to have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bben</text:p>
          </table:table-cell>
          <table:table-cell office:value-type="string">
            <text:p>DUTCH</text:p>
          </table:table-cell>
          <table:table-cell office:value-type="string">
            <text:p>'to have' and various parts thereo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ze</text:p>
          </table:table-cell>
          <table:table-cell office:value-type="string">
            <text:p>DUTC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</text:p>
          </table:table-cell>
          <table:table-cell office:value-type="string">
            <text:p>DUTC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ant</text:p>
          </table:table-cell>
          <table:table-cell office:value-type="string">
            <text:p>DUTCH</text:p>
          </table:table-cell>
          <table:table-cell office:value-type="string">
            <text:p>(1) for, (2) mitten, (3) rigg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g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al</text:p>
          </table:table-cell>
          <table:table-cell office:value-type="string">
            <text:p>DUTCH</text:p>
          </table:table-cell>
          <table:table-cell office:value-type="string">
            <text:p>'shall', first and third person sing. of verb 'zullen' (will)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e</text:p>
          </table:table-cell>
          <table:table-cell office:value-type="string">
            <text:p>DUTCH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ij</text:p>
          </table:table-cell>
          <table:table-cell office:value-type="string">
            <text:p>DUTCH</text:p>
          </table:table-cell>
          <table:table-cell office:value-type="string">
            <text:p>she, 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</text:p>
          </table:table-cell>
          <table:table-cell office:value-type="string">
            <text:p>DUTCH</text:p>
          </table:table-cell>
          <table:table-cell office:value-type="string">
            <text:p>n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ge</text:p>
          </table:table-cell>
          <table:table-cell office:value-type="string">
            <text:p>DUTCH</text:p>
          </table:table-cell>
          <table:table-cell office:value-type="string">
            <text:p>'thou', still used in Belgium and south Netherlands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geen</text:p>
          </table:table-cell>
          <table:table-cell office:value-type="string">
            <text:p>DUTCH</text:p>
          </table:table-cell>
          <table:table-cell office:value-type="string">
            <text:p>non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mdat</text:p>
          </table:table-cell>
          <table:table-cell office:value-type="string">
            <text:p>DUTCH</text:p>
          </table:table-cell>
          <table:table-cell office:value-type="string">
            <text:p>becau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ets</text:p>
          </table:table-cell>
          <table:table-cell office:value-type="string">
            <text:p>DUTCH</text:p>
          </table:table-cell>
          <table:table-cell office:value-type="string">
            <text:p>something, some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orden</text:p>
          </table:table-cell>
          <table:table-cell office:value-type="string">
            <text:p>DUTCH</text:p>
          </table:table-cell>
          <table:table-cell office:value-type="string">
            <text:p>to become, grow, ge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och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</text:p>
          </table:table-cell>
          <table:table-cell office:value-type="string">
            <text:p>DUTCH</text:p>
          </table:table-cell>
          <table:table-cell office:value-type="string">
            <text:p>all, every, ea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aren</text:p>
          </table:table-cell>
          <table:table-cell office:value-type="string">
            <text:p>DUTCH</text:p>
          </table:table-cell>
          <table:table-cell office:value-type="string">
            <text:p>(1) 'were' (2) to wander, (3) wares, (3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eel</text:p>
          </table:table-cell>
          <table:table-cell office:value-type="string">
            <text:p>DUTCH</text:p>
          </table:table-cell>
          <table:table-cell office:value-type="string">
            <text:p>much, man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er</text:p>
          </table:table-cell>
          <table:table-cell office:value-type="string">
            <text:p>DUTCH</text:p>
          </table:table-cell>
          <table:table-cell office:value-type="string">
            <text:p>(1) more, (2) lak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en</text:p>
          </table:table-cell>
          <table:table-cell office:value-type="string">
            <text:p>DUTCH</text:p>
          </table:table-cell>
          <table:table-cell office:value-type="string">
            <text:p>to do, to mak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oen</text:p>
          </table:table-cell>
          <table:table-cell office:value-type="string">
            <text:p>DUTCH</text:p>
          </table:table-cell>
          <table:table-cell office:value-type="string">
            <text:p>then, w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oet</text:p>
          </table:table-cell>
          <table:table-cell office:value-type="string">
            <text:p>DUTCH</text:p>
          </table:table-cell>
          <table:table-cell office:value-type="string">
            <text:p>noun 'spot/mote' and present form of 'to must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en</text:p>
          </table:table-cell>
          <table:table-cell office:value-type="string">
            <text:p>DUTCH</text:p>
          </table:table-cell>
          <table:table-cell office:value-type="string">
            <text:p>(1) am, (2) 'are' in interrogative second person singular of 'to be'</text:p>
          </table:table-cell>
          <table:table-cell table:style-name="ce5" office:value-type="string">
            <text:p>Leg in Swedish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Leg in Swedish</text:p>
          </table:table-cell>
          <table:table-cell table:number-columns-repeated="1018"/>
        </table:table-row>
        <table:table-row table:style-name="ro3">
          <table:table-cell office:value-type="string">
            <text:p>zonder</text:p>
          </table:table-cell>
          <table:table-cell office:value-type="string">
            <text:p>DUTCH</text:p>
          </table:table-cell>
          <table:table-cell office:value-type="string">
            <text:p>witho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an</text:p>
          </table:table-cell>
          <table:table-cell office:value-type="string">
            <text:p>DUTCH</text:p>
          </table:table-cell>
          <table:table-cell office:value-type="string">
            <text:p>noun 'can' and present form of 'to be able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n</text:p>
          </table:table-cell>
          <table:table-cell office:value-type="string">
            <text:p>DUTCH</text:p>
          </table:table-cell>
          <table:table-cell office:value-type="string">
            <text:p>their, 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us</text:p>
          </table:table-cell>
          <table:table-cell office:value-type="string">
            <text:p>DUTCH</text:p>
          </table:table-cell>
          <table:table-cell office:value-type="string">
            <text:p>so, consequent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les</text:p>
          </table:table-cell>
          <table:table-cell office:value-type="string">
            <text:p>DUTCH</text:p>
          </table:table-cell>
          <table:table-cell office:value-type="string">
            <text:p>all, everything, anyth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nder</text:p>
          </table:table-cell>
          <table:table-cell office:value-type="string">
            <text:p>DUTCH</text:p>
          </table:table-cell>
          <table:table-cell office:value-type="string">
            <text:p>under, beneat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a</text:p>
          </table:table-cell>
          <table:table-cell office:value-type="string">
            <text:p>DUTCH</text:p>
          </table:table-cell>
          <table:table-cell office:value-type="string">
            <text:p>yes, of cour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ens</text:p>
          </table:table-cell>
          <table:table-cell office:value-type="string">
            <text:p>DUTCH</text:p>
          </table:table-cell>
          <table:table-cell office:value-type="string">
            <text:p>once, one da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ier</text:p>
          </table:table-cell>
          <table:table-cell office:value-type="string">
            <text:p>DUTCH</text:p>
          </table:table-cell>
          <table:table-cell office:value-type="string">
            <text:p>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e</text:p>
          </table:table-cell>
          <table:table-cell office:value-type="string">
            <text:p>DUTC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rd</text:p>
          </table:table-cell>
          <table:table-cell office:value-type="string">
            <text:p>DUTCH</text:p>
          </table:table-cell>
          <table:table-cell office:value-type="string">
            <text:p>imperfect third person sing. of 'become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tijd</text:p>
          </table:table-cell>
          <table:table-cell office:value-type="string">
            <text:p>DUTCH</text:p>
          </table:table-cell>
          <table:table-cell office:value-type="string">
            <text:p>alway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ch</text:p>
          </table:table-cell>
          <table:table-cell office:value-type="string">
            <text:p>DUTCH</text:p>
          </table:table-cell>
          <table:table-cell office:value-type="string">
            <text:p>yet, but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ordt</text:p>
          </table:table-cell>
          <table:table-cell office:value-type="string">
            <text:p>DUTCH</text:p>
          </table:table-cell>
          <table:table-cell office:value-type="string">
            <text:p>present third person sing. of 'become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zen</text:p>
          </table:table-cell>
          <table:table-cell office:value-type="string">
            <text:p>DUTCH</text:p>
          </table:table-cell>
          <table:table-cell office:value-type="string">
            <text:p>(1) to be, (2) 'been' as in 'been fishing', (3) orphan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unnen</text:p>
          </table:table-cell>
          <table:table-cell office:value-type="string">
            <text:p>DUTCH</text:p>
          </table:table-cell>
          <table:table-cell office:value-type="string">
            <text:p>to be abl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ns</text:p>
          </table:table-cell>
          <table:table-cell office:value-type="string">
            <text:p>DUTCH</text:p>
          </table:table-cell>
          <table:table-cell office:value-type="string">
            <text:p>us/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elf</text:p>
          </table:table-cell>
          <table:table-cell office:value-type="string">
            <text:p>DUTCH</text:p>
          </table:table-cell>
          <table:table-cell office:value-type="string">
            <text:p>sel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gen</text:p>
          </table:table-cell>
          <table:table-cell office:value-type="string">
            <text:p>DUTCH</text:p>
          </table:table-cell>
          <table:table-cell office:value-type="string">
            <text:p>against, towards, at</text:p>
          </table:table-cell>
          <table:table-cell table:style-name="ce5" office:value-type="string">
            <text:p>The field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The field</text:p>
          </table:table-cell>
          <table:table-cell table:number-columns-repeated="1018"/>
        </table:table-row>
        <table:table-row table:style-name="ro2">
          <table:table-cell office:value-type="string">
            <text:p>na</text:p>
          </table:table-cell>
          <table:table-cell office:value-type="string">
            <text:p>DUTCH</text:p>
          </table:table-cell>
          <table:table-cell office:value-type="string">
            <text:p>after, nea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reeds</text:p>
          </table:table-cell>
          <table:table-cell office:value-type="string">
            <text:p>DUTCH</text:p>
          </table:table-cell>
          <table:table-cell office:value-type="string">
            <text:p>alread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l</text:p>
          </table:table-cell>
          <table:table-cell office:value-type="string">
            <text:p>DUTCH</text:p>
          </table:table-cell>
          <table:table-cell office:value-type="string">
            <text:p>(1) present tense of 'want', (2) 'will', noun, (3) fend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on</text:p>
          </table:table-cell>
          <table:table-cell office:value-type="string">
            <text:p>DUTCH</text:p>
          </table:table-cell>
          <table:table-cell office:value-type="string">
            <text:p>could, past tense of 'to be able'</text:p>
          </table:table-cell>
          <table:table-cell table:style-name="ce5" office:value-type="string">
            <text:p>The cow</text:p>
          </table:table-cell>
          <table:table-cell table:style-name="ce5"/>
          <table:table-cell table:style-name="ce5" office:value-type="string">
            <text:p>The cow</text:p>
          </table:table-cell>
          <table:table-cell table:number-columns-repeated="1018"/>
        </table:table-row>
        <table:table-row table:style-name="ro2">
          <table:table-cell office:value-type="string">
            <text:p>niets</text:p>
          </table:table-cell>
          <table:table-cell office:value-type="string">
            <text:p>DUTCH</text:p>
          </table:table-cell>
          <table:table-cell office:value-type="string">
            <text:p>noth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w</text:p>
          </table:table-cell>
          <table:table-cell office:value-type="string">
            <text:p>DUTCH</text:p>
          </table:table-cell>
          <table:table-cell office:value-type="string">
            <text:p>y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emand</text:p>
          </table:table-cell>
          <table:table-cell office:value-type="string">
            <text:p>DUTCH</text:p>
          </table:table-cell>
          <table:table-cell office:value-type="string">
            <text:p>somebod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geweest</text:p>
          </table:table-cell>
          <table:table-cell office:value-type="string">
            <text:p>DUTCH</text:p>
          </table:table-cell>
          <table:table-cell office:value-type="string">
            <text:p>been, past participle of 'be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ere</text:p>
          </table:table-cell>
          <table:table-cell office:value-type="string">
            <text:p>DUTCH</text:p>
          </table:table-cell>
          <table:table-cell office:value-type="string">
            <text:p>ot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</text:p>
          </table:table-cell>
          <table:table-cell office:value-type="string">
            <text:p>ENGLISH</text:p>
          </table:table-cell>
          <table:table-cell office:value-type="string">
            <text:p>subject, always in upper case of cours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e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y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y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w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ur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u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urself</text:p>
          </table:table-cell>
          <table:table-cell office:value-type="string">
            <text:p>ENGLISH</text:p>
          </table:table-cell>
          <table:table-cell office:value-type="string">
            <text:p>reflexive (singular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urselves</text:p>
          </table:table-cell>
          <table:table-cell office:value-type="string">
            <text:p>ENGLISH</text:p>
          </table:table-cell>
          <table:table-cell office:value-type="string">
            <text:p>reflexive (plura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i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is</text:p>
          </table:table-cell>
          <table:table-cell office:value-type="string">
            <text:p>ENGLISH</text:p>
          </table:table-cell>
          <table:table-cell office:value-type="string">
            <text:p>possessive adjective and pronou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im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h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r</text:p>
          </table:table-cell>
          <table:table-cell office:value-type="string">
            <text:p>ENGLISH</text:p>
          </table:table-cell>
          <table:table-cell office:value-type="string">
            <text:p>object and possessive adject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r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t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ts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t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y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i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i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m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a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ich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o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om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i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a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hes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os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m</text:p>
          </table:table-cell>
          <table:table-cell office:value-type="string">
            <text:p>ENGLISH</text:p>
          </table:table-cell>
          <table:table-cell office:value-type="string">
            <text:p>1st person, presen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s</text:p>
          </table:table-cell>
          <table:table-cell office:value-type="string">
            <text:p>ENGLISH</text:p>
          </table:table-cell>
          <table:table-cell office:value-type="string">
            <text:p>-s form (3rd person, present)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re</text:p>
          </table:table-cell>
          <table:table-cell office:value-type="string">
            <text:p>ENGLISH</text:p>
          </table:table-cell>
          <table:table-cell office:value-type="string">
            <text:p>presen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as</text:p>
          </table:table-cell>
          <table:table-cell office:value-type="string">
            <text:p>ENGLISH</text:p>
          </table:table-cell>
          <table:table-cell office:value-type="string">
            <text:p>1st person, pas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re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e</text:p>
          </table:table-cell>
          <table:table-cell office:value-type="string">
            <text:p>ENGLISH</text:p>
          </table:table-cell>
          <table:table-cell office:value-type="string">
            <text:p>infiniti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een</text:p>
          </table:table-cell>
          <table:table-cell office:value-type="string">
            <text:p>ENGLISH</text:p>
          </table:table-cell>
          <table:table-cell office:value-type="string">
            <text:p>past participl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e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ve</text:p>
          </table:table-cell>
          <table:table-cell office:value-type="string">
            <text:p>ENGLISH</text:p>
          </table:table-cell>
          <table:table-cell office:value-type="string">
            <text:p>simpl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s</text:p>
          </table:table-cell>
          <table:table-cell office:value-type="string">
            <text:p>ENGLISH</text:p>
          </table:table-cell>
          <table:table-cell office:value-type="string">
            <text:p>-s form</text:p>
          </table:table-cell>
          <table:table-cell table:style-name="ce5" office:value-type="string">
            <text:p>hindleg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hindleg</text:p>
          </table:table-cell>
          <table:table-cell table:number-columns-repeated="1018"/>
        </table:table-row>
        <table:table-row table:style-name="ro3">
          <table:table-cell office:value-type="string">
            <text:p>had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v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</text:p>
          </table:table-cell>
          <table:table-cell office:value-type="string">
            <text:p>ENGLISH</text:p>
          </table:table-cell>
          <table:table-cell office:value-type="string">
            <text:p>simpl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es</text:p>
          </table:table-cell>
          <table:table-cell office:value-type="string">
            <text:p>ENGLISH</text:p>
          </table:table-cell>
          <table:table-cell office:value-type="string">
            <text:p>-s for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d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ould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hould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uld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ugh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'm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u'r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he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t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'r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y'r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'v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u'v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'v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y'v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'd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u'd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'd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he'd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'd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y'd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'll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u'll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'll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he'll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'll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y'll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s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re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as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re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s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ve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d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es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d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o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ould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ha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hould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a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anno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uld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stn'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et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at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o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at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re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re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en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ere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y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w's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h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</text:p>
          </table:table-cell>
          <table:table-cell office:value-type="string">
            <text:p>ENGLISH</text:p>
          </table:table-cell>
          <table:table-cell/>
          <table:table-cell table:style-name="ce5" office:value-type="string">
            <text:p>duck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duck</text:p>
          </table:table-cell>
          <table:table-cell table:number-columns-repeated="1018"/>
        </table:table-row>
        <table:table-row table:style-name="ro2">
          <table:table-cell office:value-type="string">
            <text:p>bu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f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r</text:p>
          </table:table-cell>
          <table:table-cell office:value-type="string">
            <text:p>ENGLISH</text:p>
          </table:table-cell>
          <table:table-cell/>
          <table:table-cell table:style-name="ce5" office:value-type="string">
            <text:p>passage in a mine</text:p>
          </table:table-cell>
          <table:table-cell table:style-name="ce5"/>
          <table:table-cell table:style-name="ce5" office:value-type="string">
            <text:p>passage in a mine</text:p>
          </table:table-cell>
          <table:table-cell table:number-columns-repeated="1018"/>
        </table:table-row>
        <table:table-row table:style-name="ro2">
          <table:table-cell office:value-type="string">
            <text:p>becaus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s</text:p>
          </table:table-cell>
          <table:table-cell office:value-type="string">
            <text:p>ENGLISH</text:p>
          </table:table-cell>
          <table:table-cell/>
          <table:table-cell table:style-name="ce5" office:value-type="string">
            <text:p>carrion</text:p>
          </table:table-cell>
          <table:table-cell table:style-name="ce5"/>
          <table:table-cell table:style-name="ce5" office:value-type="string">
            <text:p>carrion</text:p>
          </table:table-cell>
          <table:table-cell table:number-columns-repeated="1018"/>
        </table:table-row>
        <table:table-row table:style-name="ro2">
          <table:table-cell office:value-type="string">
            <text:p>until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il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of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y</text:p>
          </table:table-cell>
          <table:table-cell office:value-type="string">
            <text:p>ENGLISH</text:p>
          </table:table-cell>
          <table:table-cell/>
          <table:table-cell table:style-name="ce5" office:value-type="string">
            <text:p>village</text:p>
          </table:table-cell>
          <table:table-cell table:style-name="ce5" office:value-type="string">
            <text:p>yes!</text:p>
          </table:table-cell>
          <table:table-cell table:style-name="ce5" office:value-type="string">
            <text:p>village</text:p>
          </table:table-cell>
          <table:table-cell table:number-columns-repeated="1018"/>
        </table:table-row>
        <table:table-row table:style-name="ro2">
          <table:table-cell office:value-type="string">
            <text:p>for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th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bou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gains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etwee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nto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rough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uring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bov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elow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o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rom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p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ow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i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ou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o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ff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over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der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gai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rther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nc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r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her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e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er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hy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w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ll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y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oth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ach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few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or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ost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ther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m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uch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no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nor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t</text:p>
          </table:table-cell>
          <table:table-cell office:value-type="string">
            <text:p>ENGLISH</text:p>
          </table:table-cell>
          <table:table-cell/>
          <table:table-cell table:style-name="ce5" office:value-type="string">
            <text:p>not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te</text:p>
          </table:table-cell>
          <table:table-cell table:number-columns-repeated="1018"/>
        </table:table-row>
        <table:table-row table:style-name="ro2">
          <table:table-cell office:value-type="string">
            <text:p>only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w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ame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</text:p>
          </table:table-cell>
          <table:table-cell office:value-type="string">
            <text:p>ENGLISH</text:p>
          </table:table-cell>
          <table:table-cell/>
          <table:table-cell table:style-name="ce5" office:value-type="string">
            <text:p>female pig</text:p>
          </table:table-cell>
          <table:table-cell table:style-name="ce5"/>
          <table:table-cell table:style-name="ce5" office:value-type="string">
            <text:p>female pig</text:p>
          </table:table-cell>
          <table:table-cell table:number-columns-repeated="1018"/>
        </table:table-row>
        <table:table-row table:style-name="ro2">
          <table:table-cell office:value-type="string">
            <text:p>than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oo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ery</text:p>
          </table:table-cell>
          <table:table-cell office:value-type="string">
            <text:p>ENG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la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en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e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on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emme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ette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va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e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si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si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sin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simme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sitte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siva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n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mme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tte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iva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lu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llee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n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i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mme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tte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vät</text:p>
          </table:table-cell>
          <table:table-cell office:value-type="string">
            <text:p>FIN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ä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ut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office:value-type="string">
            <text:p>minute</text:p>
          </table:table-cell>
          <table:table-cell table:style-name="ce5"/>
          <table:table-cell table:style-name="ce5" office:value-type="string">
            <text:p>minute</text:p>
          </table:table-cell>
          <table:table-cell table:number-columns-repeated="1018"/>
        </table:table-row>
        <table:table-row table:style-name="ro2">
          <table:table-cell office:value-type="string">
            <text:p>minu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uss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us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u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ull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ul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ulle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u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ut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u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uss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us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uu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ull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ul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u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et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ess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es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e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ell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el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nelle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e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dä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dät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ss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s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hi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ll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l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lle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office:value-type="string">
            <text:p>tea</text:p>
          </table:table-cell>
          <table:table-cell table:style-name="ce5"/>
          <table:table-cell table:style-name="ce5" office:value-type="string">
            <text:p>tea</text:p>
          </table:table-cell>
          <table:table-cell table:number-columns-repeated="1018"/>
        </table:table-row>
        <table:table-row table:style-name="ro2">
          <table:table-cell office:value-type="string">
            <text:p>teidä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idät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i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iss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is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ihi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ill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il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i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idä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idät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m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m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ss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s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h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all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l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lle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n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äksi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ss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s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h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ll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l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lle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n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oksi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office:value-type="string">
            <text:p>to see</text:p>
          </table:table-cell>
          <table:table-cell table:style-name="ce5"/>
          <table:table-cell table:style-name="ce5" office:value-type="string">
            <text:p>to see</text:p>
          </table:table-cell>
          <table:table-cell table:number-columns-repeated="1018"/>
        </table:table-row>
        <table:table-row table:style-name="ro2">
          <table:table-cell office:value-type="string">
            <text:p>s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office:value-type="string">
            <text:p>late</text:p>
          </table:table-cell>
          <table:table-cell table:style-name="ce5"/>
          <table:table-cell table:style-name="ce5" office:value-type="string">
            <text:p>late</text:p>
          </table:table-cell>
          <table:table-cell table:number-columns-repeated="1018"/>
        </table:table-row>
        <table:table-row table:style-name="ro2">
          <table:table-cell office:value-type="string">
            <text:p>s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in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ih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ll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l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lle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ksi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m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de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ss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s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hi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ll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l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lle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n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iksi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o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den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ss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s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hin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ll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l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lle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n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ksi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de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n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ksi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uka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t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ss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s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ll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l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lle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n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neksi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ss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s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ll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l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lle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n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ss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s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hin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ll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l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lle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ksi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n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ss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s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hon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ll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l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lle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n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ksi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tk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ss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s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ll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l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lle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n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t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a</text:p>
          </table:table-cell>
          <table:table-cell office:value-type="string">
            <text:p>FINNISH</text:p>
          </table:table-cell>
          <table:table-cell office:value-type="string">
            <text:p>a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os</text:p>
          </table:table-cell>
          <table:table-cell office:value-type="string">
            <text:p>FINNISH</text:p>
          </table:table-cell>
          <table:table-cell office:value-type="string">
            <text:p>if</text:p>
          </table:table-cell>
          <table:table-cell table:style-name="ce5" office:value-type="string">
            <text:p>juice</text:p>
          </table:table-cell>
          <table:table-cell table:style-name="ce5"/>
          <table:table-cell table:style-name="ce5" office:value-type="string">
            <text:p>juice</text:p>
          </table:table-cell>
          <table:table-cell table:number-columns-repeated="1018"/>
        </table:table-row>
        <table:table-row table:style-name="ro2">
          <table:table-cell office:value-type="string">
            <text:p>koska</text:p>
          </table:table-cell>
          <table:table-cell office:value-type="string">
            <text:p>FINNISH</text:p>
          </table:table-cell>
          <table:table-cell office:value-type="string">
            <text:p>becau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uin</text:p>
          </table:table-cell>
          <table:table-cell office:value-type="string">
            <text:p>FINNISH</text:p>
          </table:table-cell>
          <table:table-cell office:value-type="string">
            <text:p>th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tta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n</text:p>
          </table:table-cell>
          <table:table-cell office:value-type="string">
            <text:p>FINNISH</text:p>
          </table:table-cell>
          <table:table-cell office:value-type="string">
            <text:p>s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kä</text:p>
          </table:table-cell>
          <table:table-cell office:value-type="string">
            <text:p>FINNISH</text:p>
          </table:table-cell>
          <table:table-cell office:value-type="string">
            <text:p>a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llä</text:p>
          </table:table-cell>
          <table:table-cell office:value-type="string">
            <text:p>FINNISH</text:p>
          </table:table-cell>
          <table:table-cell office:value-type="string">
            <text:p>for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an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ikka</text:p>
          </table:table-cell>
          <table:table-cell office:value-type="string">
            <text:p>FINNISH</text:p>
          </table:table-cell>
          <table:table-cell office:value-type="string">
            <text:p>althoug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anssa</text:p>
          </table:table-cell>
          <table:table-cell office:value-type="string">
            <text:p>FINNISH</text:p>
          </table:table-cell>
          <table:table-cell office:value-type="string">
            <text:p>wit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kaan</text:p>
          </table:table-cell>
          <table:table-cell office:value-type="string">
            <text:p>FINNISH</text:p>
          </table:table-cell>
          <table:table-cell office:value-type="string">
            <text:p>according t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in</text:p>
          </table:table-cell>
          <table:table-cell office:value-type="string">
            <text:p>FINNISH</text:p>
          </table:table-cell>
          <table:table-cell office:value-type="string">
            <text:p>abo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ikki</text:p>
          </table:table-cell>
          <table:table-cell office:value-type="string">
            <text:p>FINNISH</text:p>
          </table:table-cell>
          <table:table-cell office:value-type="string">
            <text:p>acros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li</text:p>
          </table:table-cell>
          <table:table-cell office:value-type="string">
            <text:p>FINNISH</text:p>
          </table:table-cell>
          <table:table-cell office:value-type="string">
            <text:p>over, acros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un</text:p>
          </table:table-cell>
          <table:table-cell office:value-type="string">
            <text:p>FINNISH</text:p>
          </table:table-cell>
          <table:table-cell office:value-type="string">
            <text:p>w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in</text:p>
          </table:table-cell>
          <table:table-cell office:value-type="string">
            <text:p>FINNISH</text:p>
          </table:table-cell>
          <table:table-cell office:value-type="string">
            <text:p>s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yt</text:p>
          </table:table-cell>
          <table:table-cell office:value-type="string">
            <text:p>FINNISH</text:p>
          </table:table-cell>
          <table:table-cell office:value-type="string">
            <text:p>n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tse</text:p>
          </table:table-cell>
          <table:table-cell office:value-type="string">
            <text:p>FINNISH</text:p>
          </table:table-cell>
          <table:table-cell office:value-type="string">
            <text:p>sel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</text:p>
          </table:table-cell>
          <table:table-cell office:value-type="string">
            <text:p>FRENCH</text:p>
          </table:table-cell>
          <table:table-cell office:value-type="string">
            <text:p>a + l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x</text:p>
          </table:table-cell>
          <table:table-cell office:value-type="string">
            <text:p>FRENCH</text:p>
          </table:table-cell>
          <table:table-cell office:value-type="string">
            <text:p>a + le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vec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ces</text:p>
          </table:table-cell>
          <table:table-cell office:value-type="string">
            <text:p>FRENC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ns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table:style-name="ce5" office:value-type="string">
            <text:p>danc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dance</text:p>
          </table:table-cell>
          <table:table-cell table:number-columns-repeated="1018"/>
        </table:table-row>
        <table:table-row table:style-name="ro3">
          <table:table-cell office:value-type="string">
            <text:p>de</text:p>
          </table:table-cell>
          <table:table-cell office:value-type="string">
            <text:p>FRENCH</text:p>
          </table:table-cell>
          <table:table-cell office:value-type="string">
            <text:p>of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es</text:p>
          </table:table-cell>
          <table:table-cell office:value-type="string">
            <text:p>FRENCH</text:p>
          </table:table-cell>
          <table:table-cell office:value-type="string">
            <text:p>de + le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u</text:p>
          </table:table-cell>
          <table:table-cell office:value-type="string">
            <text:p>FRENCH</text:p>
          </table:table-cell>
          <table:table-cell office:value-type="string">
            <text:p>de + l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lle</text:p>
          </table:table-cell>
          <table:table-cell office:value-type="string">
            <text:p>FRENCH</text:p>
          </table:table-cell>
          <table:table-cell office:value-type="string">
            <text:p>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n</text:p>
          </table:table-cell>
          <table:table-cell office:value-type="string">
            <text:p>FRENCH</text:p>
          </table:table-cell>
          <table:table-cell office:value-type="string">
            <text:p>`of them'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t</text:p>
          </table:table-cell>
          <table:table-cell office:value-type="string">
            <text:p>FRENCH</text:p>
          </table:table-cell>
          <table:table-cell office:value-type="string">
            <text:p>a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x</text:p>
          </table:table-cell>
          <table:table-cell office:value-type="string">
            <text:p>FRENCH</text:p>
          </table:table-cell>
          <table:table-cell office:value-type="string">
            <text:p>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l</text:p>
          </table:table-cell>
          <table:table-cell office:value-type="string">
            <text:p>FRENCH</text:p>
          </table:table-cell>
          <table:table-cell office:value-type="string">
            <text:p>h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je</text:p>
          </table:table-cell>
          <table:table-cell office:value-type="string">
            <text:p>FRENC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la</text:p>
          </table:table-cell>
          <table:table-cell office:value-type="string">
            <text:p>FRENCH</text:p>
          </table:table-cell>
          <table:table-cell office:value-type="string">
            <text:p>t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e</text:p>
          </table:table-cell>
          <table:table-cell office:value-type="string">
            <text:p>FRENCH</text:p>
          </table:table-cell>
          <table:table-cell office:value-type="string">
            <text:p>t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eur</text:p>
          </table:table-cell>
          <table:table-cell office:value-type="string">
            <text:p>FRENCH</text:p>
          </table:table-cell>
          <table:table-cell office:value-type="string">
            <text:p>thei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ui</text:p>
          </table:table-cell>
          <table:table-cell office:value-type="string">
            <text:p>FRENCH</text:p>
          </table:table-cell>
          <table:table-cell office:value-type="string">
            <text:p>h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</text:p>
          </table:table-cell>
          <table:table-cell office:value-type="string">
            <text:p>FRENCH</text:p>
          </table:table-cell>
          <table:table-cell office:value-type="string">
            <text:p>my (fem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is</text:p>
          </table:table-cell>
          <table:table-cell office:value-type="string">
            <text:p>FRENCH</text:p>
          </table:table-cell>
          <table:table-cell office:value-type="string">
            <text:p>but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e</text:p>
          </table:table-cell>
          <table:table-cell office:value-type="string">
            <text:p>FRENCH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ême</text:p>
          </table:table-cell>
          <table:table-cell office:value-type="string">
            <text:p>FRENCH</text:p>
          </table:table-cell>
          <table:table-cell office:value-type="string">
            <text:p>same, as in moi-même (myself)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s</text:p>
          </table:table-cell>
          <table:table-cell office:value-type="string">
            <text:p>FRENCH</text:p>
          </table:table-cell>
          <table:table-cell office:value-type="string">
            <text:p>me (pl)</text:p>
          </table:table-cell>
          <table:table-cell table:style-name="ce5" office:value-type="string">
            <text:p>a tit bird</text:p>
          </table:table-cell>
          <table:table-cell table:style-name="ce5"/>
          <table:table-cell table:style-name="ce5" office:value-type="string">
            <text:p>a tit bird</text:p>
          </table:table-cell>
          <table:table-cell table:number-columns-repeated="1018"/>
        </table:table-row>
        <table:table-row table:style-name="ro2">
          <table:table-cell office:value-type="string">
            <text:p>moi</text:p>
          </table:table-cell>
          <table:table-cell office:value-type="string">
            <text:p>FRENCH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on</text:p>
          </table:table-cell>
          <table:table-cell office:value-type="string">
            <text:p>FRENCH</text:p>
          </table:table-cell>
          <table:table-cell office:value-type="string">
            <text:p>my (masc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e</text:p>
          </table:table-cell>
          <table:table-cell office:value-type="string">
            <text:p>FRENCH</text:p>
          </table:table-cell>
          <table:table-cell office:value-type="string">
            <text:p>no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s</text:p>
          </table:table-cell>
          <table:table-cell office:value-type="string">
            <text:p>FRENCH</text:p>
          </table:table-cell>
          <table:table-cell office:value-type="string">
            <text:p>our (pl)</text:p>
          </table:table-cell>
          <table:table-cell table:style-name="ce5" office:value-type="string">
            <text:p>snout</text:p>
          </table:table-cell>
          <table:table-cell table:style-name="ce5"/>
          <table:table-cell table:style-name="ce5" office:value-type="string">
            <text:p>snout</text:p>
          </table:table-cell>
          <table:table-cell table:number-columns-repeated="1018"/>
        </table:table-row>
        <table:table-row table:style-name="ro2">
          <table:table-cell office:value-type="string">
            <text:p>notre</text:p>
          </table:table-cell>
          <table:table-cell office:value-type="string">
            <text:p>FRENCH</text:p>
          </table:table-cell>
          <table:table-cell office:value-type="string">
            <text:p>our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nous</text:p>
          </table:table-cell>
          <table:table-cell office:value-type="string">
            <text:p>FRENC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n</text:p>
          </table:table-cell>
          <table:table-cell office:value-type="string">
            <text:p>FRENCH</text:p>
          </table:table-cell>
          <table:table-cell office:value-type="string">
            <text:p>on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u</text:p>
          </table:table-cell>
          <table:table-cell office:value-type="string">
            <text:p>FRENCH</text:p>
          </table:table-cell>
          <table:table-cell office:value-type="string">
            <text:p>w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ar</text:p>
          </table:table-cell>
          <table:table-cell office:value-type="string">
            <text:p>FRENCH</text:p>
          </table:table-cell>
          <table:table-cell office:value-type="string">
            <text:p>by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pas</text:p>
          </table:table-cell>
          <table:table-cell office:value-type="string">
            <text:p>FRENCH</text:p>
          </table:table-cell>
          <table:table-cell office:value-type="string">
            <text:p>no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ur</text:p>
          </table:table-cell>
          <table:table-cell office:value-type="string">
            <text:p>FRENCH</text:p>
          </table:table-cell>
          <table:table-cell office:value-type="string">
            <text:p>f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</text:p>
          </table:table-cell>
          <table:table-cell office:value-type="string">
            <text:p>FRENCH</text:p>
          </table:table-cell>
          <table:table-cell office:value-type="string">
            <text:p>que before vowe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e</text:p>
          </table:table-cell>
          <table:table-cell office:value-type="string">
            <text:p>FRENC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i</text:p>
          </table:table-cell>
          <table:table-cell office:value-type="string">
            <text:p>FRENC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a</text:p>
          </table:table-cell>
          <table:table-cell office:value-type="string">
            <text:p>FRENCH</text:p>
          </table:table-cell>
          <table:table-cell office:value-type="string">
            <text:p>his, her (fem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</text:p>
          </table:table-cell>
          <table:table-cell office:value-type="string">
            <text:p>FRENCH</text:p>
          </table:table-cell>
          <table:table-cell office:value-type="string">
            <text:p>onesel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s</text:p>
          </table:table-cell>
          <table:table-cell office:value-type="string">
            <text:p>FRENCH</text:p>
          </table:table-cell>
          <table:table-cell office:value-type="string">
            <text:p>his 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n</text:p>
          </table:table-cell>
          <table:table-cell office:value-type="string">
            <text:p>FRENCH</text:p>
          </table:table-cell>
          <table:table-cell office:value-type="string">
            <text:p>his, her (masc)</text:p>
          </table:table-cell>
          <table:table-cell table:style-name="ce5" office:value-type="string">
            <text:p>son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son</text:p>
          </table:table-cell>
          <table:table-cell table:number-columns-repeated="1018"/>
        </table:table-row>
        <table:table-row table:style-name="ro2">
          <table:table-cell office:value-type="string">
            <text:p>sur</text:p>
          </table:table-cell>
          <table:table-cell office:value-type="string">
            <text:p>FRENCH</text:p>
          </table:table-cell>
          <table:table-cell office:value-type="string">
            <text:p>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a</text:p>
          </table:table-cell>
          <table:table-cell office:value-type="string">
            <text:p>FRENCH</text:p>
          </table:table-cell>
          <table:table-cell office:value-type="string">
            <text:p>thy (fem)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e</text:p>
          </table:table-cell>
          <table:table-cell office:value-type="string">
            <text:p>FRENCH</text:p>
          </table:table-cell>
          <table:table-cell office:value-type="string">
            <text:p>the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s</text:p>
          </table:table-cell>
          <table:table-cell office:value-type="string">
            <text:p>FRENCH</text:p>
          </table:table-cell>
          <table:table-cell office:value-type="string">
            <text:p>thy (pl)</text:p>
          </table:table-cell>
          <table:table-cell table:style-name="ce5" office:value-type="string">
            <text:p>thesi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thesis</text:p>
          </table:table-cell>
          <table:table-cell table:number-columns-repeated="1018"/>
        </table:table-row>
        <table:table-row table:style-name="ro2">
          <table:table-cell office:value-type="string">
            <text:p>toi</text:p>
          </table:table-cell>
          <table:table-cell office:value-type="string">
            <text:p>FRENCH</text:p>
          </table:table-cell>
          <table:table-cell office:value-type="string">
            <text:p>the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on</text:p>
          </table:table-cell>
          <table:table-cell office:value-type="string">
            <text:p>FRENCH</text:p>
          </table:table-cell>
          <table:table-cell office:value-type="string">
            <text:p>thy (masc)</text:p>
          </table:table-cell>
          <table:table-cell table:style-name="ce5" office:value-type="string">
            <text:p>music note</text:p>
          </table:table-cell>
          <table:table-cell table:style-name="ce5"/>
          <table:table-cell table:style-name="ce5" office:value-type="string">
            <text:p>music note</text:p>
          </table:table-cell>
          <table:table-cell table:number-columns-repeated="1018"/>
        </table:table-row>
        <table:table-row table:style-name="ro2">
          <table:table-cell office:value-type="string">
            <text:p>tu</text:p>
          </table:table-cell>
          <table:table-cell office:value-type="string">
            <text:p>FRENCH</text:p>
          </table:table-cell>
          <table:table-cell office:value-type="string">
            <text:p>th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</text:p>
          </table:table-cell>
          <table:table-cell office:value-type="string">
            <text:p>FRENCH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e</text:p>
          </table:table-cell>
          <table:table-cell office:value-type="string">
            <text:p>FRENCH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s</text:p>
          </table:table-cell>
          <table:table-cell office:value-type="string">
            <text:p>FRENCH</text:p>
          </table:table-cell>
          <table:table-cell office:value-type="string">
            <text:p>your 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tre</text:p>
          </table:table-cell>
          <table:table-cell office:value-type="string">
            <text:p>FRENCH</text:p>
          </table:table-cell>
          <table:table-cell office:value-type="string">
            <text:p>y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us</text:p>
          </table:table-cell>
          <table:table-cell office:value-type="string">
            <text:p>FRENC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c</text:p>
          </table:table-cell>
          <table:table-cell office:value-type="string">
            <text:p>FRENCH</text:p>
          </table:table-cell>
          <table:table-cell office:value-type="string">
            <text:p>c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</text:p>
          </table:table-cell>
          <table:table-cell office:value-type="string">
            <text:p>FRENCH</text:p>
          </table:table-cell>
          <table:table-cell office:value-type="string">
            <text:p>d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</text:p>
          </table:table-cell>
          <table:table-cell office:value-type="string">
            <text:p>FRENCH</text:p>
          </table:table-cell>
          <table:table-cell office:value-type="string">
            <text:p>j'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l</text:p>
          </table:table-cell>
          <table:table-cell office:value-type="string">
            <text:p>FRENCH</text:p>
          </table:table-cell>
          <table:table-cell office:value-type="string">
            <text:p>l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à</text:p>
          </table:table-cell>
          <table:table-cell office:value-type="string">
            <text:p>FRENCH</text:p>
          </table:table-cell>
          <table:table-cell office:value-type="string">
            <text:p>to, at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</text:p>
          </table:table-cell>
          <table:table-cell office:value-type="string">
            <text:p>FRENCH</text:p>
          </table:table-cell>
          <table:table-cell office:value-type="string">
            <text:p>m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</text:p>
          </table:table-cell>
          <table:table-cell office:value-type="string">
            <text:p>FRENCH</text:p>
          </table:table-cell>
          <table:table-cell office:value-type="string">
            <text:p>n'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s</text:p>
          </table:table-cell>
          <table:table-cell office:value-type="string">
            <text:p>FRENCH</text:p>
          </table:table-cell>
          <table:table-cell office:value-type="string">
            <text:p>s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</text:p>
          </table:table-cell>
          <table:table-cell office:value-type="string">
            <text:p>FRENCH</text:p>
          </table:table-cell>
          <table:table-cell office:value-type="string">
            <text:p>t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</text:p>
          </table:table-cell>
          <table:table-cell office:value-type="string">
            <text:p>FRENCH</text:p>
          </table:table-cell>
          <table:table-cell office:value-type="string">
            <text:p>t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é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ée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é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é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a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sui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</text:p>
          </table:table-cell>
          <table:table-cell office:value-type="string">
            <text:p>FRENCH</text:p>
          </table:table-cell>
          <table:table-cell/>
          <table:table-cell table:style-name="ce5" office:value-type="string">
            <text:p>a person from Estonia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a person from Estonia</text:p>
          </table:table-cell>
          <table:table-cell table:number-columns-repeated="1018"/>
        </table:table-row>
        <table:table-row table:style-name="ro2">
          <table:table-cell office:value-type="string">
            <text:p>somm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êt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ai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a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sera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o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ai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ai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i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i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ai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ai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ai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i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i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tai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fu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ûm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ût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r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i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soi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y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y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i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sse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ss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û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ssi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ssi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ss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ya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e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i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vons</text:p>
          </table:table-cell>
          <table:table-cell office:value-type="string">
            <text:p>FRENCH</text:p>
          </table:table-cell>
          <table:table-cell/>
          <table:table-cell table:style-name="ce5" office:value-type="string">
            <text:p>carrion</text:p>
          </table:table-cell>
          <table:table-cell table:style-name="ce5"/>
          <table:table-cell table:style-name="ce5" office:value-type="string">
            <text:p>carrion</text:p>
          </table:table-cell>
          <table:table-cell table:number-columns-repeated="1018"/>
        </table:table-row>
        <table:table-row table:style-name="ro2">
          <table:table-cell office:value-type="string">
            <text:p>av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nt</text:p>
          </table:table-cell>
          <table:table-cell office:value-type="string">
            <text:p>FRENCH</text:p>
          </table:table-cell>
          <table:table-cell/>
          <table:table-cell table:style-name="ce5" office:value-type="string">
            <text:p>pain</text:p>
          </table:table-cell>
          <table:table-cell table:style-name="ce5"/>
          <table:table-cell table:style-name="ce5" office:value-type="string">
            <text:p>pain</text:p>
          </table:table-cell>
          <table:table-cell table:number-columns-repeated="1018"/>
        </table:table-row>
        <table:table-row table:style-name="ro2">
          <table:table-cell office:value-type="string">
            <text:p>aurai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ra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ra</text:p>
          </table:table-cell>
          <table:table-cell office:value-type="string">
            <text:p>FRENCH</text:p>
          </table:table-cell>
          <table:table-cell/>
          <table:table-cell table:style-name="ce5" office:value-type="string">
            <text:p>aura</text:p>
          </table:table-cell>
          <table:table-cell table:style-name="ce5"/>
          <table:table-cell table:style-name="ce5" office:value-type="string">
            <text:p>aura</text:p>
          </table:table-cell>
          <table:table-cell table:number-columns-repeated="1018"/>
        </table:table-row>
        <table:table-row table:style-name="ro2">
          <table:table-cell office:value-type="string">
            <text:p>aur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r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ro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rai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rai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ri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ri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rai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vai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vai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vi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vi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vai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ûm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ût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r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ie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i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i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y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y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i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sse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sse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û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ssions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ssiez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ssent</text:p>
          </table:table-cell>
          <table:table-cell office:value-type="string">
            <text:p>FRENC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eci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elà </text:p>
          </table:table-cell>
          <table:table-cell office:value-type="string">
            <text:p>FRENC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et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ett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ci</text:p>
          </table:table-cell>
          <table:table-cell office:value-type="string">
            <text:p>FRENCH</text:p>
          </table:table-cell>
          <table:table-cell office:value-type="string">
            <text:p>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ls</text:p>
          </table:table-cell>
          <table:table-cell office:value-type="string">
            <text:p>FRENC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es</text:p>
          </table:table-cell>
          <table:table-cell office:value-type="string">
            <text:p>FRENCH</text:p>
          </table:table-cell>
          <table:table-cell office:value-type="string">
            <text:p>the 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eurs</text:p>
          </table:table-cell>
          <table:table-cell office:value-type="string">
            <text:p>FRENCH</text:p>
          </table:table-cell>
          <table:table-cell office:value-type="string">
            <text:p>their (p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el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el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elle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elle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ans</text:p>
          </table:table-cell>
          <table:table-cell office:value-type="string">
            <text:p>FRENCH</text:p>
          </table:table-cell>
          <table:table-cell office:value-type="string">
            <text:p>without</text:p>
          </table:table-cell>
          <table:table-cell table:style-name="ce5" office:value-type="string">
            <text:p>sense</text:p>
          </table:table-cell>
          <table:table-cell table:style-name="ce5"/>
          <table:table-cell table:style-name="ce5" office:value-type="string">
            <text:p>sense</text:p>
          </table:table-cell>
          <table:table-cell table:number-columns-repeated="1018"/>
        </table:table-row>
        <table:table-row table:style-name="ro2">
          <table:table-cell office:value-type="string">
            <text:p>soi</text:p>
          </table:table-cell>
          <table:table-cell office:value-type="string">
            <text:p>FRENCH</text:p>
          </table:table-cell>
          <table:table-cell office:value-type="string">
            <text:p>onesel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ber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lle</text:p>
          </table:table-cell>
          <table:table-cell office:value-type="string">
            <text:p>GERMAN</text:p>
          </table:table-cell>
          <table:table-cell office:value-type="string">
            <text:p>a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l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ll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ll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ll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s</text:p>
          </table:table-cell>
          <table:table-cell office:value-type="string">
            <text:p>GERMAN</text:p>
          </table:table-cell>
          <table:table-cell office:value-type="string">
            <text:p>than, a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so</text:p>
          </table:table-cell>
          <table:table-cell office:value-type="string">
            <text:p>GERMAN</text:p>
          </table:table-cell>
          <table:table-cell office:value-type="string">
            <text:p>s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m</text:p>
          </table:table-cell>
          <table:table-cell office:value-type="string">
            <text:p>GERMAN</text:p>
          </table:table-cell>
          <table:table-cell office:value-type="string">
            <text:p>an + d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</text:p>
          </table:table-cell>
          <table:table-cell office:value-type="string">
            <text:p>GERMAN</text:p>
          </table:table-cell>
          <table:table-cell office:value-type="string">
            <text:p>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er</text:p>
          </table:table-cell>
          <table:table-cell office:value-type="string">
            <text:p>GERMAN</text:p>
          </table:table-cell>
          <table:table-cell office:value-type="string">
            <text:p>other</text:p>
          </table:table-cell>
          <table:table-cell table:style-name="ce5" office:value-type="string">
            <text:p>a nam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a name</text:p>
          </table:table-cell>
          <table:table-cell table:number-columns-repeated="1018"/>
        </table:table-row>
        <table:table-row table:style-name="ro3">
          <table:table-cell office:value-type="string">
            <text:p>ander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er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nder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er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er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er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er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er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ders</text:p>
          </table:table-cell>
          <table:table-cell office:value-type="string">
            <text:p>GERMAN</text:p>
          </table:table-cell>
          <table:table-cell/>
          <table:table-cell table:style-name="ce5" office:value-type="string">
            <text:p>A surname</text:p>
          </table:table-cell>
          <table:table-cell table:style-name="ce5" office:value-type="string">
            <text:p>YES!</text:p>
          </table:table-cell>
          <table:table-cell table:style-name="ce5" office:value-type="string">
            <text:p>A surname</text:p>
          </table:table-cell>
          <table:table-cell table:number-columns-repeated="1018"/>
        </table:table-row>
        <table:table-row table:style-name="ro2">
          <table:table-cell office:value-type="string">
            <text:p>auch</text:p>
          </table:table-cell>
          <table:table-cell office:value-type="string">
            <text:p>GERMAN</text:p>
          </table:table-cell>
          <table:table-cell office:value-type="string">
            <text:p>als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f</text:p>
          </table:table-cell>
          <table:table-cell office:value-type="string">
            <text:p>GERMAN</text:p>
          </table:table-cell>
          <table:table-cell office:value-type="string">
            <text:p>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us</text:p>
          </table:table-cell>
          <table:table-cell office:value-type="string">
            <text:p>GERMAN</text:p>
          </table:table-cell>
          <table:table-cell office:value-type="string">
            <text:p>out o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ei</text:p>
          </table:table-cell>
          <table:table-cell office:value-type="string">
            <text:p>GERMAN</text:p>
          </table:table-cell>
          <table:table-cell office:value-type="string">
            <text:p>b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in</text:p>
          </table:table-cell>
          <table:table-cell office:value-type="string">
            <text:p>GERMAN</text:p>
          </table:table-cell>
          <table:table-cell office:value-type="string">
            <text:p>am</text:p>
          </table:table-cell>
          <table:table-cell table:style-name="ce5" office:value-type="string">
            <text:p>bee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bees</text:p>
          </table:table-cell>
          <table:table-cell table:number-columns-repeated="1018"/>
        </table:table-row>
        <table:table-row table:style-name="ro2">
          <table:table-cell office:value-type="string">
            <text:p>bis</text:p>
          </table:table-cell>
          <table:table-cell office:value-type="string">
            <text:p>GERMAN</text:p>
          </table:table-cell>
          <table:table-cell office:value-type="string">
            <text:p>until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bist</text:p>
          </table:table-cell>
          <table:table-cell office:value-type="string">
            <text:p>GERMAN</text:p>
          </table:table-cell>
          <table:table-cell office:value-type="string">
            <text:p>ar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</text:p>
          </table:table-cell>
          <table:table-cell office:value-type="string">
            <text:p>GERMAN</text:p>
          </table:table-cell>
          <table:table-cell office:value-type="string">
            <text:p>t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mit</text:p>
          </table:table-cell>
          <table:table-cell office:value-type="string">
            <text:p>GERMAN</text:p>
          </table:table-cell>
          <table:table-cell office:value-type="string">
            <text:p>with 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nn</text:p>
          </table:table-cell>
          <table:table-cell office:value-type="string">
            <text:p>GERMAN</text:p>
          </table:table-cell>
          <table:table-cell office:value-type="string">
            <text:p>then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er</text:p>
          </table:table-cell>
          <table:table-cell office:value-type="string">
            <text:p>GERMAN</text:p>
          </table:table-cell>
          <table:table-cell office:value-type="string">
            <text:p>th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i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a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ß</text:p>
          </table:table-cell>
          <table:table-cell office:value-type="string">
            <text:p>GERMAN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rselbe</text:p>
          </table:table-cell>
          <table:table-cell office:value-type="string">
            <text:p>GERMAN</text:p>
          </table:table-cell>
          <table:table-cell office:value-type="string">
            <text:p>the sa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rselb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nselb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sselb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mselb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eselb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eselb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sselb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azu</text:p>
          </table:table-cell>
          <table:table-cell office:value-type="string">
            <text:p>GERMAN</text:p>
          </table:table-cell>
          <table:table-cell office:value-type="string">
            <text:p>to 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in</text:p>
          </table:table-cell>
          <table:table-cell office:value-type="string">
            <text:p>GERMAN</text:p>
          </table:table-cell>
          <table:table-cell office:value-type="string">
            <text:p>th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in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in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ein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in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in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nn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rer</text:p>
          </table:table-cell>
          <table:table-cell office:value-type="string">
            <text:p>GERMAN</text:p>
          </table:table-cell>
          <table:table-cell office:value-type="string">
            <text:p>of 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ssen</text:p>
          </table:table-cell>
          <table:table-cell office:value-type="string">
            <text:p>GERMAN</text:p>
          </table:table-cell>
          <table:table-cell office:value-type="string">
            <text:p>of h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ch</text:p>
          </table:table-cell>
          <table:table-cell office:value-type="string">
            <text:p>GERMAN</text:p>
          </table:table-cell>
          <table:table-cell office:value-type="string">
            <text:p>the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r</text:p>
          </table:table-cell>
          <table:table-cell office:value-type="string">
            <text:p>GERMAN</text:p>
          </table:table-cell>
          <table:table-cell office:value-type="string">
            <text:p>to the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u</text:p>
          </table:table-cell>
          <table:table-cell office:value-type="string">
            <text:p>GERMAN</text:p>
          </table:table-cell>
          <table:table-cell office:value-type="string">
            <text:p>th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es</text:p>
          </table:table-cell>
          <table:table-cell office:value-type="string">
            <text:p>GERMAN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es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es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es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es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es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ch</text:p>
          </table:table-cell>
          <table:table-cell office:value-type="string">
            <text:p>GERMAN</text:p>
          </table:table-cell>
          <table:table-cell office:value-type="string">
            <text:p>(several meanings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rt</text:p>
          </table:table-cell>
          <table:table-cell office:value-type="string">
            <text:p>GERMAN</text:p>
          </table:table-cell>
          <table:table-cell office:value-type="string">
            <text:p>(over) t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urch</text:p>
          </table:table-cell>
          <table:table-cell office:value-type="string">
            <text:p>GERMAN</text:p>
          </table:table-cell>
          <table:table-cell office:value-type="string">
            <text:p>throug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</text:p>
          </table:table-cell>
          <table:table-cell office:value-type="string">
            <text:p>GERMAN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ig</text:p>
          </table:table-cell>
          <table:table-cell office:value-type="string">
            <text:p>GERMAN</text:p>
          </table:table-cell>
          <table:table-cell office:value-type="string">
            <text:p>so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ig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ig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ig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ig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ig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inmal</text:p>
          </table:table-cell>
          <table:table-cell office:value-type="string">
            <text:p>GERMAN</text:p>
          </table:table-cell>
          <table:table-cell office:value-type="string">
            <text:p>onc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</text:p>
          </table:table-cell>
          <table:table-cell office:value-type="string">
            <text:p>GERMAN</text:p>
          </table:table-cell>
          <table:table-cell office:value-type="string">
            <text:p>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hn</text:p>
          </table:table-cell>
          <table:table-cell office:value-type="string">
            <text:p>GERMAN</text:p>
          </table:table-cell>
          <table:table-cell office:value-type="string">
            <text:p>h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hm</text:p>
          </table:table-cell>
          <table:table-cell office:value-type="string">
            <text:p>GERMAN</text:p>
          </table:table-cell>
          <table:table-cell office:value-type="string">
            <text:p>to h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</text:p>
          </table:table-cell>
          <table:table-cell office:value-type="string">
            <text:p>GERMAN</text:p>
          </table:table-cell>
          <table:table-cell office:value-type="string">
            <text:p>i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twas</text:p>
          </table:table-cell>
          <table:table-cell office:value-type="string">
            <text:p>GERMAN</text:p>
          </table:table-cell>
          <table:table-cell office:value-type="string">
            <text:p>someth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er</text:p>
          </table:table-cell>
          <table:table-cell office:value-type="string">
            <text:p>GERMAN</text:p>
          </table:table-cell>
          <table:table-cell office:value-type="string">
            <text:p>y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r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r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r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r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r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ür</text:p>
          </table:table-cell>
          <table:table-cell office:value-type="string">
            <text:p>GERMAN</text:p>
          </table:table-cell>
          <table:table-cell office:value-type="string">
            <text:p>f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gegen</text:p>
          </table:table-cell>
          <table:table-cell office:value-type="string">
            <text:p>GERMAN</text:p>
          </table:table-cell>
          <table:table-cell office:value-type="string">
            <text:p>toward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gewesen</text:p>
          </table:table-cell>
          <table:table-cell office:value-type="string">
            <text:p>GERMAN</text:p>
          </table:table-cell>
          <table:table-cell office:value-type="string">
            <text:p>p.p. of sei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e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en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t</text:p>
          </table:table-cell>
          <table:table-cell office:value-type="string">
            <text:p>GERMAN</text:p>
          </table:table-cell>
          <table:table-cell office:value-type="string">
            <text:p>ha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tte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tten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ier</text:p>
          </table:table-cell>
          <table:table-cell office:value-type="string">
            <text:p>GERMAN</text:p>
          </table:table-cell>
          <table:table-cell office:value-type="string">
            <text:p>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in</text:p>
          </table:table-cell>
          <table:table-cell office:value-type="string">
            <text:p>GERMAN</text:p>
          </table:table-cell>
          <table:table-cell office:value-type="string">
            <text:p>there</text:p>
          </table:table-cell>
          <table:table-cell table:style-name="ce5" office:value-type="string">
            <text:p>the devil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the devil</text:p>
          </table:table-cell>
          <table:table-cell table:number-columns-repeated="1018"/>
        </table:table-row>
        <table:table-row table:style-name="ro2">
          <table:table-cell office:value-type="string">
            <text:p>hinter</text:p>
          </table:table-cell>
          <table:table-cell office:value-type="string">
            <text:p>GERMAN</text:p>
          </table:table-cell>
          <table:table-cell office:value-type="string">
            <text:p>behi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ch</text:p>
          </table:table-cell>
          <table:table-cell office:value-type="string">
            <text:p>GERMAN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ch</text:p>
          </table:table-cell>
          <table:table-cell office:value-type="string">
            <text:p>GERMAN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r</text:p>
          </table:table-cell>
          <table:table-cell office:value-type="string">
            <text:p>GERMAN</text:p>
          </table:table-cell>
          <table:table-cell office:value-type="string">
            <text:p>to 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hr</text:p>
          </table:table-cell>
          <table:table-cell office:value-type="string">
            <text:p>GERMAN</text:p>
          </table:table-cell>
          <table:table-cell office:value-type="string">
            <text:p>you, to 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hr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hr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hr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hr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hr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ch</text:p>
          </table:table-cell>
          <table:table-cell office:value-type="string">
            <text:p>GERMAN</text:p>
          </table:table-cell>
          <table:table-cell office:value-type="string">
            <text:p>to 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m</text:p>
          </table:table-cell>
          <table:table-cell office:value-type="string">
            <text:p>GERMAN</text:p>
          </table:table-cell>
          <table:table-cell office:value-type="string">
            <text:p>in + dem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in</text:p>
          </table:table-cell>
          <table:table-cell office:value-type="string">
            <text:p>GERMAN</text:p>
          </table:table-cell>
          <table:table-cell office:value-type="string">
            <text:p>i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ndem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ins</text:p>
          </table:table-cell>
          <table:table-cell office:value-type="string">
            <text:p>GERMAN</text:p>
          </table:table-cell>
          <table:table-cell office:value-type="string">
            <text:p>in + da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st</text:p>
          </table:table-cell>
          <table:table-cell office:value-type="string">
            <text:p>GERMAN</text:p>
          </table:table-cell>
          <table:table-cell office:value-type="string">
            <text:p>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de</text:p>
          </table:table-cell>
          <table:table-cell office:value-type="string">
            <text:p>GERMAN</text:p>
          </table:table-cell>
          <table:table-cell office:value-type="string">
            <text:p>each, ever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d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d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d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d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ne</text:p>
          </table:table-cell>
          <table:table-cell office:value-type="string">
            <text:p>GERMAN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n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n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n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n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tzt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an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n</text:p>
          </table:table-cell>
          <table:table-cell office:value-type="string">
            <text:p>GERMAN</text:p>
          </table:table-cell>
          <table:table-cell office:value-type="string">
            <text:p>n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n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n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n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n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ein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önne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önnte</text:p>
          </table:table-cell>
          <table:table-cell office:value-type="string">
            <text:p>GERMAN</text:p>
          </table:table-cell>
          <table:table-cell office:value-type="string">
            <text:p>cou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chen</text:p>
          </table:table-cell>
          <table:table-cell office:value-type="string">
            <text:p>GERMAN</text:p>
          </table:table-cell>
          <table:table-cell office:value-type="string">
            <text:p>d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n</text:p>
          </table:table-cell>
          <table:table-cell office:value-type="string">
            <text:p>GERMAN</text:p>
          </table:table-cell>
          <table:table-cell office:value-type="string">
            <text:p>one</text:p>
          </table:table-cell>
          <table:table-cell table:style-name="ce5" office:value-type="string">
            <text:p>a man</text:p>
          </table:table-cell>
          <table:table-cell table:style-name="ce5"/>
          <table:table-cell table:style-name="ce5" office:value-type="string">
            <text:p>a man</text:p>
          </table:table-cell>
          <table:table-cell table:number-columns-repeated="1018"/>
        </table:table-row>
        <table:table-row table:style-name="ro2">
          <table:table-cell office:value-type="string">
            <text:p>manche</text:p>
          </table:table-cell>
          <table:table-cell office:value-type="string">
            <text:p>GERMAN</text:p>
          </table:table-cell>
          <table:table-cell office:value-type="string">
            <text:p>some, many 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nch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nch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nch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anch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n</text:p>
          </table:table-cell>
          <table:table-cell office:value-type="string">
            <text:p>GERMAN</text:p>
          </table:table-cell>
          <table:table-cell office:value-type="string">
            <text:p>m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n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n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n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n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in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t</text:p>
          </table:table-cell>
          <table:table-cell office:value-type="string">
            <text:p>GERMAN</text:p>
          </table:table-cell>
          <table:table-cell office:value-type="string">
            <text:p>wit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ss</text:p>
          </table:table-cell>
          <table:table-cell office:value-type="string">
            <text:p>GERMAN</text:p>
          </table:table-cell>
          <table:table-cell office:value-type="string">
            <text:p>mus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sste</text:p>
          </table:table-cell>
          <table:table-cell office:value-type="string">
            <text:p>GERMAN</text:p>
          </table:table-cell>
          <table:table-cell office:value-type="string">
            <text:p>had t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ach</text:p>
          </table:table-cell>
          <table:table-cell office:value-type="string">
            <text:p>GERMAN</text:p>
          </table:table-cell>
          <table:table-cell office:value-type="string">
            <text:p>to(wards)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nicht</text:p>
          </table:table-cell>
          <table:table-cell office:value-type="string">
            <text:p>GERMAN</text:p>
          </table:table-cell>
          <table:table-cell office:value-type="string">
            <text:p>no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chts</text:p>
          </table:table-cell>
          <table:table-cell office:value-type="string">
            <text:p>GERMAN</text:p>
          </table:table-cell>
          <table:table-cell office:value-type="string">
            <text:p>noth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ch</text:p>
          </table:table-cell>
          <table:table-cell office:value-type="string">
            <text:p>GERMAN</text:p>
          </table:table-cell>
          <table:table-cell office:value-type="string">
            <text:p>still, ye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n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r</text:p>
          </table:table-cell>
          <table:table-cell office:value-type="string">
            <text:p>GERMAN</text:p>
          </table:table-cell>
          <table:table-cell office:value-type="string">
            <text:p>onl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b</text:p>
          </table:table-cell>
          <table:table-cell office:value-type="string">
            <text:p>GERMAN</text:p>
          </table:table-cell>
          <table:table-cell office:value-type="string">
            <text:p>whet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der</text:p>
          </table:table-cell>
          <table:table-cell office:value-type="string">
            <text:p>GERMAN</text:p>
          </table:table-cell>
          <table:table-cell office:value-type="string">
            <text:p>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hne</text:p>
          </table:table-cell>
          <table:table-cell office:value-type="string">
            <text:p>GERMAN</text:p>
          </table:table-cell>
          <table:table-cell office:value-type="string">
            <text:p>witho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hr</text:p>
          </table:table-cell>
          <table:table-cell office:value-type="string">
            <text:p>GERMAN</text:p>
          </table:table-cell>
          <table:table-cell office:value-type="string">
            <text:p>ver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in</text:p>
          </table:table-cell>
          <table:table-cell office:value-type="string">
            <text:p>GERMAN</text:p>
          </table:table-cell>
          <table:table-cell office:value-type="string">
            <text:p>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in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in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sein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sein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in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lbst</text:p>
          </table:table-cell>
          <table:table-cell office:value-type="string">
            <text:p>GERMAN</text:p>
          </table:table-cell>
          <table:table-cell office:value-type="string">
            <text:p>sel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ch</text:p>
          </table:table-cell>
          <table:table-cell office:value-type="string">
            <text:p>GERMAN</text:p>
          </table:table-cell>
          <table:table-cell office:value-type="string">
            <text:p>hersel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e</text:p>
          </table:table-cell>
          <table:table-cell office:value-type="string">
            <text:p>GERMAN</text:p>
          </table:table-cell>
          <table:table-cell office:value-type="string">
            <text:p>they, 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hnen</text:p>
          </table:table-cell>
          <table:table-cell office:value-type="string">
            <text:p>GERMAN</text:p>
          </table:table-cell>
          <table:table-cell office:value-type="string">
            <text:p>to 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d</text:p>
          </table:table-cell>
          <table:table-cell office:value-type="string">
            <text:p>GERMAN</text:p>
          </table:table-cell>
          <table:table-cell office:value-type="string">
            <text:p>a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</text:p>
          </table:table-cell>
          <table:table-cell office:value-type="string">
            <text:p>GERMAN</text:p>
          </table:table-cell>
          <table:table-cell office:value-type="string">
            <text:p>so</text:p>
          </table:table-cell>
          <table:table-cell table:style-name="ce5" office:value-type="string">
            <text:p>female pig</text:p>
          </table:table-cell>
          <table:table-cell table:style-name="ce5"/>
          <table:table-cell table:style-name="ce5" office:value-type="string">
            <text:p>female pig</text:p>
          </table:table-cell>
          <table:table-cell table:number-columns-repeated="1018"/>
        </table:table-row>
        <table:table-row table:style-name="ro2">
          <table:table-cell office:value-type="string">
            <text:p>solche</text:p>
          </table:table-cell>
          <table:table-cell office:value-type="string">
            <text:p>GERMAN</text:p>
          </table:table-cell>
          <table:table-cell office:value-type="string">
            <text:p>su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lch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lch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lch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lch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ll</text:p>
          </table:table-cell>
          <table:table-cell office:value-type="string">
            <text:p>GERMAN</text:p>
          </table:table-cell>
          <table:table-cell office:value-type="string">
            <text:p>sha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llte</text:p>
          </table:table-cell>
          <table:table-cell office:value-type="string">
            <text:p>GERMAN</text:p>
          </table:table-cell>
          <table:table-cell office:value-type="string">
            <text:p>shou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ndern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nst</text:p>
          </table:table-cell>
          <table:table-cell office:value-type="string">
            <text:p>GERMAN</text:p>
          </table:table-cell>
          <table:table-cell office:value-type="string">
            <text:p>el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über</text:p>
          </table:table-cell>
          <table:table-cell office:value-type="string">
            <text:p>GERMAN</text:p>
          </table:table-cell>
          <table:table-cell office:value-type="string">
            <text:p>ov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m</text:p>
          </table:table-cell>
          <table:table-cell office:value-type="string">
            <text:p>GERMAN</text:p>
          </table:table-cell>
          <table:table-cell office:value-type="string">
            <text:p>about, arou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d</text:p>
          </table:table-cell>
          <table:table-cell office:value-type="string">
            <text:p>GERMAN</text:p>
          </table:table-cell>
          <table:table-cell office:value-type="string">
            <text:p>a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s</text:p>
          </table:table-cell>
          <table:table-cell office:value-type="string">
            <text:p>GERMAN</text:p>
          </table:table-cell>
          <table:table-cell office:value-type="string">
            <text:p>u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se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s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s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s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s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ter</text:p>
          </table:table-cell>
          <table:table-cell office:value-type="string">
            <text:p>GERMAN</text:p>
          </table:table-cell>
          <table:table-cell office:value-type="string">
            <text:p>und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el</text:p>
          </table:table-cell>
          <table:table-cell office:value-type="string">
            <text:p>GERMAN</text:p>
          </table:table-cell>
          <table:table-cell office:value-type="string">
            <text:p>mu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m</text:p>
          </table:table-cell>
          <table:table-cell office:value-type="string">
            <text:p>GERMAN</text:p>
          </table:table-cell>
          <table:table-cell office:value-type="string">
            <text:p>von + d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n</text:p>
          </table:table-cell>
          <table:table-cell office:value-type="string">
            <text:p>GERMAN</text:p>
          </table:table-cell>
          <table:table-cell office:value-type="string">
            <text:p>fro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r</text:p>
          </table:table-cell>
          <table:table-cell office:value-type="string">
            <text:p>GERMAN</text:p>
          </table:table-cell>
          <table:table-cell office:value-type="string">
            <text:p>befo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ährend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war</text:p>
          </table:table-cell>
          <table:table-cell office:value-type="string">
            <text:p>GERMAN</text:p>
          </table:table-cell>
          <table:table-cell office:value-type="string">
            <text:p>wa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aren</text:p>
          </table:table-cell>
          <table:table-cell office:value-type="string">
            <text:p>GERMAN</text:p>
          </table:table-cell>
          <table:table-cell office:value-type="string">
            <text:p>w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arst</text:p>
          </table:table-cell>
          <table:table-cell office:value-type="string">
            <text:p>GERMAN</text:p>
          </table:table-cell>
          <table:table-cell office:value-type="string">
            <text:p>was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as</text:p>
          </table:table-cell>
          <table:table-cell office:value-type="string">
            <text:p>GERMAN</text:p>
          </table:table-cell>
          <table:table-cell office:value-type="string">
            <text:p>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g</text:p>
          </table:table-cell>
          <table:table-cell office:value-type="string">
            <text:p>GERMAN</text:p>
          </table:table-cell>
          <table:table-cell office:value-type="string">
            <text:p>away, of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il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iter</text:p>
          </table:table-cell>
          <table:table-cell office:value-type="string">
            <text:p>GERMAN</text:p>
          </table:table-cell>
          <table:table-cell office:value-type="string">
            <text:p>furt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lche</text:p>
          </table:table-cell>
          <table:table-cell office:value-type="string">
            <text:p>GERMAN</text:p>
          </table:table-cell>
          <table:table-cell office:value-type="string">
            <text:p>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lchem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lchen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lcher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lches</text:p>
          </table:table-cell>
          <table:table-cell office:value-type="string">
            <text:p>GERMAN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nn</text:p>
          </table:table-cell>
          <table:table-cell office:value-type="string">
            <text:p>GERMAN</text:p>
          </table:table-cell>
          <table:table-cell office:value-type="string">
            <text:p>w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rde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erden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e</text:p>
          </table:table-cell>
          <table:table-cell office:value-type="string">
            <text:p>GERMAN</text:p>
          </table:table-cell>
          <table:table-cell office:value-type="string">
            <text:p>h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eder</text:p>
          </table:table-cell>
          <table:table-cell office:value-type="string">
            <text:p>GERMAN</text:p>
          </table:table-cell>
          <table:table-cell office:value-type="string">
            <text:p>agai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ll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r</text:p>
          </table:table-cell>
          <table:table-cell office:value-type="string">
            <text:p>GERMAN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rd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rst</text:p>
          </table:table-cell>
          <table:table-cell office:value-type="string">
            <text:p>GERMAN</text:p>
          </table:table-cell>
          <table:table-cell office:value-type="string">
            <text:p>wills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o</text:p>
          </table:table-cell>
          <table:table-cell office:value-type="string">
            <text:p>GERMAN</text:p>
          </table:table-cell>
          <table:table-cell office:value-type="string">
            <text:p>wher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wollen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ollte</text:p>
          </table:table-cell>
          <table:table-cell office:value-type="string">
            <text:p>GERMAN</text:p>
          </table:table-cell>
          <table:table-cell office:value-type="string">
            <text:p>want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ürde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ürden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u</text:p>
          </table:table-cell>
          <table:table-cell office:value-type="string">
            <text:p>GERMAN</text:p>
          </table:table-cell>
          <table:table-cell office:value-type="string">
            <text:p>t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um</text:p>
          </table:table-cell>
          <table:table-cell office:value-type="string">
            <text:p>GERMAN</text:p>
          </table:table-cell>
          <table:table-cell office:value-type="string">
            <text:p>zu + d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ur</text:p>
          </table:table-cell>
          <table:table-cell office:value-type="string">
            <text:p>GERMAN</text:p>
          </table:table-cell>
          <table:table-cell office:value-type="string">
            <text:p>zu + d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war</text:p>
          </table:table-cell>
          <table:table-cell office:value-type="string">
            <text:p>GERMAN</text:p>
          </table:table-cell>
          <table:table-cell office:value-type="string">
            <text:p>inde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wischen</text:p>
          </table:table-cell>
          <table:table-cell office:value-type="string">
            <text:p>GERMAN</text:p>
          </table:table-cell>
          <table:table-cell office:value-type="string">
            <text:p>betwe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﻿μή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ἑαυτοῦ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ἄν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ἀλλ’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ἀλλά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ἄλλο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ἀπό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ἄρα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αὐτό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δ’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δέ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δή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διά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δαί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δαί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ἔτι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ἐγώ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ἐκ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ἐμό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ἐν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ἐπί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εἰ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εἰμί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εἴμι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εἰ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γάρ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γε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γα^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ἡ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ἤ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καί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κατά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μέν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μετά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μή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ὁ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ὅδε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ὅ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ὅστι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ὅτι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οὕτω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οὗτο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οὔτε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οὖν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οὐδεί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οἱ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οὐ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οὐδέ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οὐκ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περί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πρό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σύ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σύν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ά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ε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ήν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ῆ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ῇ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ι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ί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ι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ί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ό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οί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οιοῦτο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όν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ού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οῦ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ῶν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τῷ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ὑμό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ὑπέρ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ὑπό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ὡ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ὦ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ὥστε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ἐάν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παρά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σόσ</text:p>
          </table:table-cell>
          <table:table-cell office:value-type="string">
            <text:p>GREEK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</text:p>
          </table:table-cell>
          <table:table-cell office:value-type="string">
            <text:p>PORTUGUESE</text:p>
          </table:table-cell>
          <table:table-cell office:value-type="string">
            <text:p>of, fro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</text:p>
          </table:table-cell>
          <table:table-cell office:value-type="string">
            <text:p>PORTUGUESE</text:p>
          </table:table-cell>
          <table:table-cell office:value-type="string">
            <text:p>the, to, at, 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</text:p>
          </table:table-cell>
          <table:table-cell office:value-type="string">
            <text:p>PORTUGUESE</text:p>
          </table:table-cell>
          <table:table-cell office:value-type="string">
            <text:p>the, h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e</text:p>
          </table:table-cell>
          <table:table-cell office:value-type="string">
            <text:p>PORTUGUESE</text:p>
          </table:table-cell>
          <table:table-cell office:value-type="string">
            <text:p>who, 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</text:p>
          </table:table-cell>
          <table:table-cell office:value-type="string">
            <text:p>PORTUGUESE</text:p>
          </table:table-cell>
          <table:table-cell office:value-type="string">
            <text:p>and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o</text:p>
          </table:table-cell>
          <table:table-cell office:value-type="string">
            <text:p>PORTUGUESE</text:p>
          </table:table-cell>
          <table:table-cell office:value-type="string">
            <text:p>de + o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a</text:p>
          </table:table-cell>
          <table:table-cell office:value-type="string">
            <text:p>PORTUGUESE</text:p>
          </table:table-cell>
          <table:table-cell office:value-type="string">
            <text:p>de + 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m</text:p>
          </table:table-cell>
          <table:table-cell office:value-type="string">
            <text:p>PORTUGUESE</text:p>
          </table:table-cell>
          <table:table-cell office:value-type="string">
            <text:p>i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m</text:p>
          </table:table-cell>
          <table:table-cell office:value-type="string">
            <text:p>PORTUGUESE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ara</text:p>
          </table:table-cell>
          <table:table-cell office:value-type="string">
            <text:p>PORTUGUESE</text:p>
          </table:table-cell>
          <table:table-cell office:value-type="string">
            <text:p>f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m</text:p>
          </table:table-cell>
          <table:table-cell office:value-type="string">
            <text:p>PORTUGUESE</text:p>
          </table:table-cell>
          <table:table-cell office:value-type="string">
            <text:p>wit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ão</text:p>
          </table:table-cell>
          <table:table-cell office:value-type="string">
            <text:p>PORTUGUESE</text:p>
          </table:table-cell>
          <table:table-cell office:value-type="string">
            <text:p>not, n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ma</text:p>
          </table:table-cell>
          <table:table-cell office:value-type="string">
            <text:p>PORTUGUESE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s</text:p>
          </table:table-cell>
          <table:table-cell office:value-type="string">
            <text:p>PORTUGUESE</text:p>
          </table:table-cell>
          <table:table-cell office:value-type="string">
            <text:p>the, 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</text:p>
          </table:table-cell>
          <table:table-cell office:value-type="string">
            <text:p>PORTUGUESE</text:p>
          </table:table-cell>
          <table:table-cell office:value-type="string">
            <text:p>em + 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</text:p>
          </table:table-cell>
          <table:table-cell office:value-type="string">
            <text:p>PORTUGUESE</text:p>
          </table:table-cell>
          <table:table-cell office:value-type="string">
            <text:p>himself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a</text:p>
          </table:table-cell>
          <table:table-cell office:value-type="string">
            <text:p>PORTUGUESE</text:p>
          </table:table-cell>
          <table:table-cell office:value-type="string">
            <text:p>em + 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r</text:p>
          </table:table-cell>
          <table:table-cell office:value-type="string">
            <text:p>PORTUGUESE</text:p>
          </table:table-cell>
          <table:table-cell office:value-type="string">
            <text:p>for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ais</text:p>
          </table:table-cell>
          <table:table-cell office:value-type="string">
            <text:p>PORTUGUESE</text:p>
          </table:table-cell>
          <table:table-cell office:value-type="string">
            <text:p>mo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s</text:p>
          </table:table-cell>
          <table:table-cell office:value-type="string">
            <text:p>PORTUGUESE</text:p>
          </table:table-cell>
          <table:table-cell office:value-type="string">
            <text:p>the, them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os</text:p>
          </table:table-cell>
          <table:table-cell office:value-type="string">
            <text:p>PORTUGUESE</text:p>
          </table:table-cell>
          <table:table-cell office:value-type="string">
            <text:p>de + o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mo</text:p>
          </table:table-cell>
          <table:table-cell office:value-type="string">
            <text:p>PORTUGUESE</text:p>
          </table:table-cell>
          <table:table-cell office:value-type="string">
            <text:p>as, lik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s</text:p>
          </table:table-cell>
          <table:table-cell office:value-type="string">
            <text:p>PORTUGUESE</text:p>
          </table:table-cell>
          <table:table-cell office:value-type="string">
            <text:p>but</text:p>
          </table:table-cell>
          <table:table-cell table:style-name="ce5" office:value-type="string">
            <text:p>person from Dalarna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person from Dalarna</text:p>
          </table:table-cell>
          <table:table-cell table:number-columns-repeated="1018"/>
        </table:table-row>
        <table:table-row table:style-name="ro2">
          <table:table-cell office:value-type="string">
            <text:p>ao</text:p>
          </table:table-cell>
          <table:table-cell office:value-type="string">
            <text:p>PORTUGUESE</text:p>
          </table:table-cell>
          <table:table-cell office:value-type="string">
            <text:p>a + 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le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as</text:p>
          </table:table-cell>
          <table:table-cell office:value-type="string">
            <text:p>PORTUGUESE</text:p>
          </table:table-cell>
          <table:table-cell office:value-type="string">
            <text:p>de + as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à</text:p>
          </table:table-cell>
          <table:table-cell office:value-type="string">
            <text:p>PORTUGUESE</text:p>
          </table:table-cell>
          <table:table-cell office:value-type="string">
            <text:p>a + 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u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ua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u</text:p>
          </table:table-cell>
          <table:table-cell office:value-type="string">
            <text:p>PORTUGUESE</text:p>
          </table:table-cell>
          <table:table-cell office:value-type="string">
            <text:p>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ando</text:p>
          </table:table-cell>
          <table:table-cell office:value-type="string">
            <text:p>PORTUGUESE</text:p>
          </table:table-cell>
          <table:table-cell office:value-type="string">
            <text:p>w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ito</text:p>
          </table:table-cell>
          <table:table-cell office:value-type="string">
            <text:p>PORTUGUESE</text:p>
          </table:table-cell>
          <table:table-cell office:value-type="string">
            <text:p>mu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s</text:p>
          </table:table-cell>
          <table:table-cell office:value-type="string">
            <text:p>PORTUGUESE</text:p>
          </table:table-cell>
          <table:table-cell office:value-type="string">
            <text:p>em + os, us</text:p>
          </table:table-cell>
          <table:table-cell table:style-name="ce5" office:value-type="string">
            <text:p>snout</text:p>
          </table:table-cell>
          <table:table-cell table:style-name="ce5"/>
          <table:table-cell table:style-name="ce5" office:value-type="string">
            <text:p>snout</text:p>
          </table:table-cell>
          <table:table-cell table:number-columns-repeated="1018"/>
        </table:table-row>
        <table:table-row table:style-name="ro2">
          <table:table-cell office:value-type="string">
            <text:p>já</text:p>
          </table:table-cell>
          <table:table-cell office:value-type="string">
            <text:p>PORTUGUESE</text:p>
          </table:table-cell>
          <table:table-cell office:value-type="string">
            <text:p>already, n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u</text:p>
          </table:table-cell>
          <table:table-cell office:value-type="string">
            <text:p>PORTUGUESE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ambém</text:p>
          </table:table-cell>
          <table:table-cell office:value-type="string">
            <text:p>PORTUGUESE</text:p>
          </table:table-cell>
          <table:table-cell office:value-type="string">
            <text:p>als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ó</text:p>
          </table:table-cell>
          <table:table-cell office:value-type="string">
            <text:p>PORTUGUESE</text:p>
          </table:table-cell>
          <table:table-cell office:value-type="string">
            <text:p>only, jus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elo</text:p>
          </table:table-cell>
          <table:table-cell office:value-type="string">
            <text:p>PORTUGUESE</text:p>
          </table:table-cell>
          <table:table-cell office:value-type="string">
            <text:p>per + 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ela</text:p>
          </table:table-cell>
          <table:table-cell office:value-type="string">
            <text:p>PORTUGUESE</text:p>
          </table:table-cell>
          <table:table-cell office:value-type="string">
            <text:p>per + 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té</text:p>
          </table:table-cell>
          <table:table-cell office:value-type="string">
            <text:p>PORTUGUESE</text:p>
          </table:table-cell>
          <table:table-cell office:value-type="string">
            <text:p>up t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sso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la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ntre</text:p>
          </table:table-cell>
          <table:table-cell office:value-type="string">
            <text:p>PORTUGUESE</text:p>
          </table:table-cell>
          <table:table-cell office:value-type="string">
            <text:p>betwe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pois</text:p>
          </table:table-cell>
          <table:table-cell office:value-type="string">
            <text:p>PORTUGUESE</text:p>
          </table:table-cell>
          <table:table-cell office:value-type="string">
            <text:p>aft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m</text:p>
          </table:table-cell>
          <table:table-cell office:value-type="string">
            <text:p>PORTUGUESE</text:p>
          </table:table-cell>
          <table:table-cell office:value-type="string">
            <text:p>witho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smo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os</text:p>
          </table:table-cell>
          <table:table-cell office:value-type="string">
            <text:p>PORTUGUESE</text:p>
          </table:table-cell>
          <table:table-cell office:value-type="string">
            <text:p>a + o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us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em</text:p>
          </table:table-cell>
          <table:table-cell office:value-type="string">
            <text:p>PORTUGUESE</text:p>
          </table:table-cell>
          <table:table-cell office:value-type="string">
            <text:p>who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as</text:p>
          </table:table-cell>
          <table:table-cell office:value-type="string">
            <text:p>PORTUGUESE</text:p>
          </table:table-cell>
          <table:table-cell office:value-type="string">
            <text:p>em + as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e</text:p>
          </table:table-cell>
          <table:table-cell office:value-type="string">
            <text:p>PORTUGUESE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se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le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cê</text:p>
          </table:table-cell>
          <table:table-cell office:value-type="string">
            <text:p>PORTUGUESE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sa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m</text:p>
          </table:table-cell>
          <table:table-cell office:value-type="string">
            <text:p>PORTUGUESE</text:p>
          </table:table-cell>
          <table:table-cell office:value-type="string">
            <text:p>em + u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em</text:p>
          </table:table-cell>
          <table:table-cell office:value-type="string">
            <text:p>PORTUGUESE</text:p>
          </table:table-cell>
          <table:table-cell office:value-type="string">
            <text:p>n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uas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u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às</text:p>
          </table:table-cell>
          <table:table-cell office:value-type="string">
            <text:p>PORTUGUESE</text:p>
          </table:table-cell>
          <table:table-cell office:value-type="string">
            <text:p>a + a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ha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ma</text:p>
          </table:table-cell>
          <table:table-cell office:value-type="string">
            <text:p>PORTUGUESE</text:p>
          </table:table-cell>
          <table:table-cell office:value-type="string">
            <text:p>em + um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elos</text:p>
          </table:table-cell>
          <table:table-cell office:value-type="string">
            <text:p>PORTUGUESE</text:p>
          </table:table-cell>
          <table:table-cell office:value-type="string">
            <text:p>per + o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la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al</text:p>
          </table:table-cell>
          <table:table-cell office:value-type="string">
            <text:p>PORTUGUESE</text:p>
          </table:table-cell>
          <table:table-cell office:value-type="string">
            <text:p>whi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ós</text:p>
          </table:table-cell>
          <table:table-cell office:value-type="string">
            <text:p>PORTUGUESE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he</text:p>
          </table:table-cell>
          <table:table-cell office:value-type="string">
            <text:p>PORTUGUESE</text:p>
          </table:table-cell>
          <table:table-cell office:value-type="string">
            <text:p>to him, 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le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s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se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elas</text:p>
          </table:table-cell>
          <table:table-cell office:value-type="string">
            <text:p>PORTUGUESE</text:p>
          </table:table-cell>
          <table:table-cell office:value-type="string">
            <text:p>per + a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e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le</text:p>
          </table:table-cell>
          <table:table-cell office:value-type="string">
            <text:p>PORTUGUESE</text:p>
          </table:table-cell>
          <table:table-cell office:value-type="string">
            <text:p>of h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</text:p>
          </table:table-cell>
          <table:table-cell office:value-type="string">
            <text:p>PORTUGUESE</text:p>
          </table:table-cell>
          <table:table-cell office:value-type="string">
            <text:p>thou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e</text:p>
          </table:table-cell>
          <table:table-cell office:value-type="string">
            <text:p>PORTUGUESE</text:p>
          </table:table-cell>
          <table:table-cell office:value-type="string">
            <text:p>the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cês</text:p>
          </table:table-cell>
          <table:table-cell office:value-type="string">
            <text:p>PORTUGUESE</text:p>
          </table:table-cell>
          <table:table-cell office:value-type="string">
            <text:p>you (plural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s</text:p>
          </table:table-cell>
          <table:table-cell office:value-type="string">
            <text:p>PORTUGUESE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hes</text:p>
          </table:table-cell>
          <table:table-cell office:value-type="string">
            <text:p>PORTUGUESE</text:p>
          </table:table-cell>
          <table:table-cell office:value-type="string">
            <text:p>to 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us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ha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u</text:p>
          </table:table-cell>
          <table:table-cell office:value-type="string">
            <text:p>PORTUGUESE</text:p>
          </table:table-cell>
          <table:table-cell office:value-type="string">
            <text:p>th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u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a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sso</text:p>
          </table:table-cell>
          <table:table-cell office:value-type="string">
            <text:p>PORTUGUESE</text:p>
          </table:table-cell>
          <table:table-cell office:value-type="string">
            <text:p>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ss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ss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ssa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la</text:p>
          </table:table-cell>
          <table:table-cell office:value-type="string">
            <text:p>PORTUGUESE</text:p>
          </table:table-cell>
          <table:table-cell office:value-type="string">
            <text:p>of her</text:p>
          </table:table-cell>
          <table:table-cell table:style-name="ce5" office:value-type="string">
            <text:p>shar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share</text:p>
          </table:table-cell>
          <table:table-cell table:number-columns-repeated="1018"/>
        </table:table-row>
        <table:table-row table:style-name="ro2">
          <table:table-cell office:value-type="string">
            <text:p>dela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table:style-name="ce5" office:value-type="string">
            <text:p>to shar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to share</text:p>
          </table:table-cell>
          <table:table-cell table:number-columns-repeated="1018"/>
        </table:table-row>
        <table:table-row table:style-name="ro2">
          <table:table-cell office:value-type="string">
            <text:p>esta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es</text:p>
          </table:table-cell>
          <table:table-cell office:value-type="string">
            <text:p>PORTUGUESE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s</text:p>
          </table:table-cell>
          <table:table-cell office:value-type="string">
            <text:p>PORTUGUESE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quele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quela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quele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quel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sto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quilo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ou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á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ão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e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eve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er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v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áv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v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er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ér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ej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ej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ej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esse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éss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esse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er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er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ivere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hei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á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v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ão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ér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j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j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j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sse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éss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sse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e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ei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á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ão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i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í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uveri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sou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ão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a</text:p>
          </table:table-cell>
          <table:table-cell office:value-type="string">
            <text:p>PORTUGUESE</text:p>
          </table:table-cell>
          <table:table-cell/>
          <table:table-cell table:style-name="ce5" office:value-type="string">
            <text:p>an era (time)</text:p>
          </table:table-cell>
          <table:table-cell table:style-name="ce5"/>
          <table:table-cell table:style-name="ce5" office:value-type="string">
            <text:p>an era (time)</text:p>
          </table:table-cell>
          <table:table-cell table:number-columns-repeated="1018"/>
        </table:table-row>
        <table:table-row table:style-name="ro2">
          <table:table-cell office:value-type="string">
            <text:p>ér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i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oi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o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or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for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ôr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j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j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j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osse</text:p>
          </table:table-cell>
          <table:table-cell office:value-type="string">
            <text:p>PORTUGUESE</text:p>
          </table:table-cell>
          <table:table-cell/>
          <table:table-cell table:style-name="ce5" office:value-type="string">
            <text:p>a surnam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a surname</text:p>
          </table:table-cell>
          <table:table-cell table:number-columns-repeated="1018"/>
        </table:table-row>
        <table:table-row table:style-name="ro2">
          <table:table-cell office:value-type="string">
            <text:p>fôss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osse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or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or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ore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ei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á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ão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i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í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i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ho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e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é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nh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ính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nh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e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ve</text:p>
          </table:table-cell>
          <table:table-cell office:value-type="string">
            <text:p>PORTUGUESE</text:p>
          </table:table-cell>
          <table:table-cell/>
          <table:table-cell table:style-name="ce5" office:value-type="string">
            <text:p>television</text:p>
          </table:table-cell>
          <table:table-cell table:style-name="ce5"/>
          <table:table-cell table:style-name="ce5" office:value-type="string">
            <text:p>television</text:p>
          </table:table-cell>
          <table:table-cell table:number-columns-repeated="1018"/>
        </table:table-row>
        <table:table-row table:style-name="ro2">
          <table:table-cell office:value-type="string">
            <text:p>tiv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er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er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ér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h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h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h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esse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éss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esse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er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er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vere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rei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rá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re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rão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ria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ríamos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riam</text:p>
          </table:table-cell>
          <table:table-cell office:value-type="string">
            <text:p>PORTUGUES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</text:p>
          </table:table-cell>
          <table:table-cell office:value-type="string">
            <text:p>SPANISH</text:p>
          </table:table-cell>
          <table:table-cell office:value-type="string">
            <text:p>from, of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la</text:p>
          </table:table-cell>
          <table:table-cell office:value-type="string">
            <text:p>SPANISH</text:p>
          </table:table-cell>
          <table:table-cell office:value-type="string">
            <text:p>the, 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e</text:p>
          </table:table-cell>
          <table:table-cell office:value-type="string">
            <text:p>SPANISH</text:p>
          </table:table-cell>
          <table:table-cell office:value-type="string">
            <text:p>who, that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l</text:p>
          </table:table-cell>
          <table:table-cell office:value-type="string">
            <text:p>SPANISH</text:p>
          </table:table-cell>
          <table:table-cell office:value-type="string">
            <text:p>th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n</text:p>
          </table:table-cell>
          <table:table-cell office:value-type="string">
            <text:p>SPANISH</text:p>
          </table:table-cell>
          <table:table-cell office:value-type="string">
            <text:p>i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</text:p>
          </table:table-cell>
          <table:table-cell office:value-type="string">
            <text:p>SPANISH</text:p>
          </table:table-cell>
          <table:table-cell office:value-type="string">
            <text:p>a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</text:p>
          </table:table-cell>
          <table:table-cell office:value-type="string">
            <text:p>SPANISH</text:p>
          </table:table-cell>
          <table:table-cell office:value-type="string">
            <text:p>t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o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el</text:p>
          </table:table-cell>
          <table:table-cell office:value-type="string">
            <text:p>SPANISH</text:p>
          </table:table-cell>
          <table:table-cell office:value-type="string">
            <text:p>de + e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</text:p>
          </table:table-cell>
          <table:table-cell office:value-type="string">
            <text:p>SPANISH</text:p>
          </table:table-cell>
          <table:table-cell office:value-type="string">
            <text:p>himself, from him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a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r</text:p>
          </table:table-cell>
          <table:table-cell office:value-type="string">
            <text:p>SPANISH</text:p>
          </table:table-cell>
          <table:table-cell office:value-type="string">
            <text:p>for, by,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ara</text:p>
          </table:table-cell>
          <table:table-cell office:value-type="string">
            <text:p>SPANISH</text:p>
          </table:table-cell>
          <table:table-cell office:value-type="string">
            <text:p>f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n</text:p>
          </table:table-cell>
          <table:table-cell office:value-type="string">
            <text:p>SPANISH</text:p>
          </table:table-cell>
          <table:table-cell office:value-type="string">
            <text:p>with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no</text:p>
          </table:table-cell>
          <table:table-cell office:value-type="string">
            <text:p>SPANISH</text:p>
          </table:table-cell>
          <table:table-cell office:value-type="string">
            <text:p>n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a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u</text:p>
          </table:table-cell>
          <table:table-cell office:value-type="string">
            <text:p>SPANISH</text:p>
          </table:table-cell>
          <table:table-cell office:value-type="string">
            <text:p>his, her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l</text:p>
          </table:table-cell>
          <table:table-cell office:value-type="string">
            <text:p>SPANISH</text:p>
          </table:table-cell>
          <table:table-cell office:value-type="string">
            <text:p>a + e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o</text:p>
          </table:table-cell>
          <table:table-cell office:value-type="string">
            <text:p>SPANISH</text:p>
          </table:table-cell>
          <table:table-cell office:value-type="string">
            <text:p>h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mo</text:p>
          </table:table-cell>
          <table:table-cell office:value-type="string">
            <text:p>SPANISH</text:p>
          </table:table-cell>
          <table:table-cell office:value-type="string">
            <text:p>h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ás</text:p>
          </table:table-cell>
          <table:table-cell office:value-type="string">
            <text:p>SPANISH</text:p>
          </table:table-cell>
          <table:table-cell office:value-type="string">
            <text:p>mo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ero</text:p>
          </table:table-cell>
          <table:table-cell office:value-type="string">
            <text:p>SPANISH</text:p>
          </table:table-cell>
          <table:table-cell office:value-type="string">
            <text:p>per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us</text:p>
          </table:table-cell>
          <table:table-cell office:value-type="string">
            <text:p>SPANISH</text:p>
          </table:table-cell>
          <table:table-cell office:value-type="string">
            <text:p>su plura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e</text:p>
          </table:table-cell>
          <table:table-cell office:value-type="string">
            <text:p>SPANISH</text:p>
          </table:table-cell>
          <table:table-cell office:value-type="string">
            <text:p>to him, 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a</text:p>
          </table:table-cell>
          <table:table-cell office:value-type="string">
            <text:p>SPANISH</text:p>
          </table:table-cell>
          <table:table-cell office:value-type="string">
            <text:p>already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o</text:p>
          </table:table-cell>
          <table:table-cell office:value-type="string">
            <text:p>SPANISH</text:p>
          </table:table-cell>
          <table:table-cell office:value-type="string">
            <text:p>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e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í</text:p>
          </table:table-cell>
          <table:table-cell office:value-type="string">
            <text:p>SPANISH</text:p>
          </table:table-cell>
          <table:table-cell office:value-type="string">
            <text:p>himself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rque</text:p>
          </table:table-cell>
          <table:table-cell office:value-type="string">
            <text:p>SPANISH</text:p>
          </table:table-cell>
          <table:table-cell office:value-type="string">
            <text:p>becau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ntre</text:p>
          </table:table-cell>
          <table:table-cell office:value-type="string">
            <text:p>SPANISH</text:p>
          </table:table-cell>
          <table:table-cell office:value-type="string">
            <text:p>betwe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uando</text:p>
          </table:table-cell>
          <table:table-cell office:value-type="string">
            <text:p>SPANISH</text:p>
          </table:table-cell>
          <table:table-cell office:value-type="string">
            <text:p>w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y</text:p>
          </table:table-cell>
          <table:table-cell office:value-type="string">
            <text:p>SPANISH</text:p>
          </table:table-cell>
          <table:table-cell office:value-type="string">
            <text:p>ver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</text:p>
          </table:table-cell>
          <table:table-cell office:value-type="string">
            <text:p>SPANISH</text:p>
          </table:table-cell>
          <table:table-cell office:value-type="string">
            <text:p>witho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bre</text:p>
          </table:table-cell>
          <table:table-cell office:value-type="string">
            <text:p>SPANISH</text:p>
          </table:table-cell>
          <table:table-cell office:value-type="string">
            <text:p>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ambién</text:p>
          </table:table-cell>
          <table:table-cell office:value-type="string">
            <text:p>SPANISH</text:p>
          </table:table-cell>
          <table:table-cell office:value-type="string">
            <text:p>also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e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sta</text:p>
          </table:table-cell>
          <table:table-cell office:value-type="string">
            <text:p>SPANISH</text:p>
          </table:table-cell>
          <table:table-cell office:value-type="string">
            <text:p>unti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y</text:p>
          </table:table-cell>
          <table:table-cell office:value-type="string">
            <text:p>SPANISH</text:p>
          </table:table-cell>
          <table:table-cell office:value-type="string">
            <text:p>there is/a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onde</text:p>
          </table:table-cell>
          <table:table-cell office:value-type="string">
            <text:p>SPANISH</text:p>
          </table:table-cell>
          <table:table-cell office:value-type="string">
            <text:p>w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ien</text:p>
          </table:table-cell>
          <table:table-cell office:value-type="string">
            <text:p>SPANISH</text:p>
          </table:table-cell>
          <table:table-cell office:value-type="string">
            <text:p>whom, 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sde</text:p>
          </table:table-cell>
          <table:table-cell office:value-type="string">
            <text:p>SPANISH</text:p>
          </table:table-cell>
          <table:table-cell office:value-type="string">
            <text:p>fro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odo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s</text:p>
          </table:table-cell>
          <table:table-cell office:value-type="string">
            <text:p>SPANISH</text:p>
          </table:table-cell>
          <table:table-cell office:value-type="string">
            <text:p>u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urante</text:p>
          </table:table-cell>
          <table:table-cell office:value-type="string">
            <text:p>SPANISH</text:p>
          </table:table-cell>
          <table:table-cell office:value-type="string">
            <text:p>dur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odos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o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es</text:p>
          </table:table-cell>
          <table:table-cell office:value-type="string">
            <text:p>SPANISH</text:p>
          </table:table-cell>
          <table:table-cell office:value-type="string">
            <text:p>to 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</text:p>
          </table:table-cell>
          <table:table-cell office:value-type="string">
            <text:p>SPANISH</text:p>
          </table:table-cell>
          <table:table-cell office:value-type="string">
            <text:p>n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ntra</text:p>
          </table:table-cell>
          <table:table-cell office:value-type="string">
            <text:p>SPANISH</text:p>
          </table:table-cell>
          <table:table-cell office:value-type="string">
            <text:p>agains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tro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e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o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te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llo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</text:p>
          </table:table-cell>
          <table:table-cell office:value-type="string">
            <text:p>SPANISH</text:p>
          </table:table-cell>
          <table:table-cell office:value-type="string">
            <text:p>and (variant of y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o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í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ntes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guno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é</text:p>
          </table:table-cell>
          <table:table-cell office:value-type="string">
            <text:p>SPANISH</text:p>
          </table:table-cell>
          <table:table-cell office:value-type="string">
            <text:p>what?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os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yo</text:p>
          </table:table-cell>
          <table:table-cell office:value-type="string">
            <text:p>SPAN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tro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tra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tra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l</text:p>
          </table:table-cell>
          <table:table-cell office:value-type="string">
            <text:p>SPANISH</text:p>
          </table:table-cell>
          <table:table-cell office:value-type="string">
            <text:p>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anto</text:p>
          </table:table-cell>
          <table:table-cell office:value-type="string">
            <text:p>SPANISH</text:p>
          </table:table-cell>
          <table:table-cell office:value-type="string">
            <text:p>so much, man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a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os</text:p>
          </table:table-cell>
          <table:table-cell office:value-type="string">
            <text:p>SPA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cho</text:p>
          </table:table-cell>
          <table:table-cell office:value-type="string">
            <text:p>SPANISH</text:p>
          </table:table-cell>
          <table:table-cell office:value-type="string">
            <text:p>much, man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quienes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ada</text:p>
          </table:table-cell>
          <table:table-cell office:value-type="string">
            <text:p>SPANISH</text:p>
          </table:table-cell>
          <table:table-cell office:value-type="string">
            <text:p>noth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chos</text:p>
          </table:table-cell>
          <table:table-cell office:value-type="string">
            <text:p>SPANISH</text:p>
          </table:table-cell>
          <table:table-cell office:value-type="string">
            <text:p>man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ual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co</text:p>
          </table:table-cell>
          <table:table-cell office:value-type="string">
            <text:p>SPANISH</text:p>
          </table:table-cell>
          <table:table-cell office:value-type="string">
            <text:p>fe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lla</text:p>
          </table:table-cell>
          <table:table-cell office:value-type="string">
            <text:p>SPANISH</text:p>
          </table:table-cell>
          <table:table-cell office:value-type="string">
            <text:p>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</text:p>
          </table:table-cell>
          <table:table-cell office:value-type="string">
            <text:p>SPANISH</text:p>
          </table:table-cell>
          <table:table-cell office:value-type="string">
            <text:p>to b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s</text:p>
          </table:table-cell>
          <table:table-cell office:value-type="string">
            <text:p>SPANISH</text:p>
          </table:table-cell>
          <table:table-cell office:value-type="string">
            <text:p>the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guna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go</text:p>
          </table:table-cell>
          <table:table-cell office:value-type="string">
            <text:p>SPANISH</text:p>
          </table:table-cell>
          <table:table-cell office:value-type="string">
            <text:p>someth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sotro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i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s</text:p>
          </table:table-cell>
          <table:table-cell office:value-type="string">
            <text:p>SPANISH</text:p>
          </table:table-cell>
          <table:table-cell office:value-type="string">
            <text:p>mi plura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ú</text:p>
          </table:table-cell>
          <table:table-cell office:value-type="string">
            <text:p>SPANISH</text:p>
          </table:table-cell>
          <table:table-cell office:value-type="string">
            <text:p>thou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e</text:p>
          </table:table-cell>
          <table:table-cell office:value-type="string">
            <text:p>SPANISH</text:p>
          </table:table-cell>
          <table:table-cell office:value-type="string">
            <text:p>the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</text:p>
          </table:table-cell>
          <table:table-cell office:value-type="string">
            <text:p>SPANISH</text:p>
          </table:table-cell>
          <table:table-cell office:value-type="string">
            <text:p>the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</text:p>
          </table:table-cell>
          <table:table-cell office:value-type="string">
            <text:p>SPANISH</text:p>
          </table:table-cell>
          <table:table-cell office:value-type="string">
            <text:p>th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s</text:p>
          </table:table-cell>
          <table:table-cell office:value-type="string">
            <text:p>SPANISH</text:p>
          </table:table-cell>
          <table:table-cell office:value-type="string">
            <text:p>tu plura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lla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sotra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sotro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osotra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ío</text:p>
          </table:table-cell>
          <table:table-cell office:value-type="string">
            <text:p>SPANISH</text:p>
          </table:table-cell>
          <table:table-cell office:value-type="string">
            <text:p>min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í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í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í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yo</text:p>
          </table:table-cell>
          <table:table-cell office:value-type="string">
            <text:p>SPANISH</text:p>
          </table:table-cell>
          <table:table-cell office:value-type="string">
            <text:p>thin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y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y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y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uyo</text:p>
          </table:table-cell>
          <table:table-cell office:value-type="string">
            <text:p>SPANISH</text:p>
          </table:table-cell>
          <table:table-cell office:value-type="string">
            <text:p>his, hers, their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uy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uy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uy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estro</text:p>
          </table:table-cell>
          <table:table-cell office:value-type="string">
            <text:p>SPANISH</text:p>
          </table:table-cell>
          <table:table-cell office:value-type="string">
            <text:p>our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estr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estr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estr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uestro</text:p>
          </table:table-cell>
          <table:table-cell office:value-type="string">
            <text:p>SPANISH</text:p>
          </table:table-cell>
          <table:table-cell office:value-type="string">
            <text:p>your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uestr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uestr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uestr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o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a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oy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á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á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á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á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é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é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é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é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é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á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á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é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á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í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í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í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í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rí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b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b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áb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b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b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st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ste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ero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er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er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ér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er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er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es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ese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és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ese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uviese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nd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d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d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d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d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stad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h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é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y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y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y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yá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y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é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á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á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é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á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í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í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í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í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rí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í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í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í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í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í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st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ste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ero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er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er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ér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er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er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es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ese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és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ese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biese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iend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id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id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id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id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y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e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n</text:p>
          </table:table-cell>
          <table:table-cell office:value-type="string">
            <text:p>SPANISH</text:p>
          </table:table-cell>
          <table:table-cell/>
          <table:table-cell table:style-name="ce5" office:value-type="string">
            <text:p>a son</text:p>
          </table:table-cell>
          <table:table-cell table:style-name="ce5"/>
          <table:table-cell table:style-name="ce5" office:value-type="string">
            <text:p>a son</text:p>
          </table:table-cell>
          <table:table-cell table:number-columns-repeated="1018"/>
        </table:table-row>
        <table:table-row table:style-name="ro2">
          <table:table-cell office:value-type="string">
            <text:p>se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á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é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á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á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é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á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í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í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í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í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rí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r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ér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i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ist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i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iste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ro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r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r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ér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r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r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s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se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és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se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uese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end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d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g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ene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en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é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iene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g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g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g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gá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g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é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á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á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é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á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í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í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í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í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drí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í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í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í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í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í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st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ste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ero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er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er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éra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era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era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ese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ese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ésem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esei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viesen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iend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ido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ida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ido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idas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ned</text:p>
          </table:table-cell>
          <table:table-cell office:value-type="string">
            <text:p>SPAN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ch</text:p>
          </table:table-cell>
          <table:table-cell office:value-type="string">
            <text:p>SWEDISH</text:p>
          </table:table-cell>
          <table:table-cell office:value-type="string">
            <text:p>a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t</text:p>
          </table:table-cell>
          <table:table-cell office:value-type="string">
            <text:p>SWEDISH</text:p>
          </table:table-cell>
          <table:table-cell office:value-type="string">
            <text:p>it, this/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tt</text:p>
          </table:table-cell>
          <table:table-cell office:value-type="string">
            <text:p>SWEDISH</text:p>
          </table:table-cell>
          <table:table-cell office:value-type="string">
            <text:p>to (with infinitive)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i</text:p>
          </table:table-cell>
          <table:table-cell office:value-type="string">
            <text:p>SWEDISH</text:p>
          </table:table-cell>
          <table:table-cell office:value-type="string">
            <text:p>in, at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en</text:p>
          </table:table-cell>
          <table:table-cell office:value-type="string">
            <text:p>SWEDISH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ag</text:p>
          </table:table-cell>
          <table:table-cell office:value-type="string">
            <text:p>SWEDISH</text:p>
          </table:table-cell>
          <table:table-cell office:value-type="string">
            <text:p>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n</text:p>
          </table:table-cell>
          <table:table-cell office:value-type="string">
            <text:p>SWEDISH</text:p>
          </table:table-cell>
          <table:table-cell office:value-type="string">
            <text:p>s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m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n</text:p>
          </table:table-cell>
          <table:table-cell office:value-type="string">
            <text:p>SWEDISH</text:p>
          </table:table-cell>
          <table:table-cell office:value-type="string">
            <text:p>h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å</text:p>
          </table:table-cell>
          <table:table-cell office:value-type="string">
            <text:p>SWEDISH</text:p>
          </table:table-cell>
          <table:table-cell office:value-type="string">
            <text:p>o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n</text:p>
          </table:table-cell>
          <table:table-cell office:value-type="string">
            <text:p>SWEDISH</text:p>
          </table:table-cell>
          <table:table-cell office:value-type="string">
            <text:p>it, this/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d</text:p>
          </table:table-cell>
          <table:table-cell office:value-type="string">
            <text:p>SWEDISH</text:p>
          </table:table-cell>
          <table:table-cell office:value-type="string">
            <text:p>wit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r</text:p>
          </table:table-cell>
          <table:table-cell office:value-type="string">
            <text:p>SWEDISH</text:p>
          </table:table-cell>
          <table:table-cell office:value-type="string">
            <text:p>where, ea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g</text:p>
          </table:table-cell>
          <table:table-cell office:value-type="string">
            <text:p>SWEDISH</text:p>
          </table:table-cell>
          <table:table-cell office:value-type="string">
            <text:p>him(self)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ör</text:p>
          </table:table-cell>
          <table:table-cell office:value-type="string">
            <text:p>SWEDISH</text:p>
          </table:table-cell>
          <table:table-cell office:value-type="string">
            <text:p>f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å</text:p>
          </table:table-cell>
          <table:table-cell office:value-type="string">
            <text:p>SWEDISH</text:p>
          </table:table-cell>
          <table:table-cell office:value-type="string">
            <text:p>so (also: seed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ill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är</text:p>
          </table:table-cell>
          <table:table-cell office:value-type="string">
            <text:p>SWEDISH</text:p>
          </table:table-cell>
          <table:table-cell office:value-type="string">
            <text:p>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n</text:p>
          </table:table-cell>
          <table:table-cell office:value-type="string">
            <text:p>SWEDISH</text:p>
          </table:table-cell>
          <table:table-cell office:value-type="string">
            <text:p>b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tt</text:p>
          </table:table-cell>
          <table:table-cell office:value-type="string">
            <text:p>SWEDISH</text:p>
          </table:table-cell>
          <table:table-cell office:value-type="string">
            <text:p>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m</text:p>
          </table:table-cell>
          <table:table-cell office:value-type="string">
            <text:p>SWEDISH</text:p>
          </table:table-cell>
          <table:table-cell office:value-type="string">
            <text:p>if, around, abo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de</text:p>
          </table:table-cell>
          <table:table-cell office:value-type="string">
            <text:p>SWEDISH</text:p>
          </table:table-cell>
          <table:table-cell office:value-type="string">
            <text:p>ha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</text:p>
          </table:table-cell>
          <table:table-cell office:value-type="string">
            <text:p>SWEDISH</text:p>
          </table:table-cell>
          <table:table-cell office:value-type="string">
            <text:p>they, these/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v</text:p>
          </table:table-cell>
          <table:table-cell office:value-type="string">
            <text:p>SWEDISH</text:p>
          </table:table-cell>
          <table:table-cell office:value-type="string">
            <text:p>o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cke</text:p>
          </table:table-cell>
          <table:table-cell office:value-type="string">
            <text:p>SWEDISH</text:p>
          </table:table-cell>
          <table:table-cell office:value-type="string">
            <text:p>not, n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g</text:p>
          </table:table-cell>
          <table:table-cell office:value-type="string">
            <text:p>SWEDISH</text:p>
          </table:table-cell>
          <table:table-cell office:value-type="string">
            <text:p>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u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nne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å</text:p>
          </table:table-cell>
          <table:table-cell office:value-type="string">
            <text:p>SWEDISH</text:p>
          </table:table-cell>
          <table:table-cell office:value-type="string">
            <text:p>then, w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u</text:p>
          </table:table-cell>
          <table:table-cell office:value-type="string">
            <text:p>SWEDISH</text:p>
          </table:table-cell>
          <table:table-cell office:value-type="string">
            <text:p>now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har</text:p>
          </table:table-cell>
          <table:table-cell office:value-type="string">
            <text:p>SWEDISH</text:p>
          </table:table-cell>
          <table:table-cell office:value-type="string">
            <text:p>ha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nte</text:p>
          </table:table-cell>
          <table:table-cell office:value-type="string">
            <text:p>SWEDISH</text:p>
          </table:table-cell>
          <table:table-cell office:value-type="string">
            <text:p>inte någon = no on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ns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onom</text:p>
          </table:table-cell>
          <table:table-cell office:value-type="string">
            <text:p>SWEDISH</text:p>
          </table:table-cell>
          <table:table-cell office:value-type="string">
            <text:p>h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kulle</text:p>
          </table:table-cell>
          <table:table-cell office:value-type="string">
            <text:p>SWEDISH</text:p>
          </table:table-cell>
          <table:table-cell office:value-type="string">
            <text:p>'sake'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ennes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är</text:p>
          </table:table-cell>
          <table:table-cell office:value-type="string">
            <text:p>SWEDISH</text:p>
          </table:table-cell>
          <table:table-cell office:value-type="string">
            <text:p>the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n</text:p>
          </table:table-cell>
          <table:table-cell office:value-type="string">
            <text:p>SWEDISH</text:p>
          </table:table-cell>
          <table:table-cell office:value-type="string">
            <text:p>one (pronoun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j</text:p>
          </table:table-cell>
          <table:table-cell office:value-type="string">
            <text:p>SWEDISH</text:p>
          </table:table-cell>
          <table:table-cell office:value-type="string">
            <text:p>no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d</text:p>
          </table:table-cell>
          <table:table-cell office:value-type="string">
            <text:p>SWEDISH</text:p>
          </table:table-cell>
          <table:table-cell office:value-type="string">
            <text:p>at, by, on (also: vast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unde</text:p>
          </table:table-cell>
          <table:table-cell office:value-type="string">
            <text:p>SWEDISH</text:p>
          </table:table-cell>
          <table:table-cell office:value-type="string">
            <text:p>coul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ågot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från</text:p>
          </table:table-cell>
          <table:table-cell office:value-type="string">
            <text:p>SWEDISH</text:p>
          </table:table-cell>
          <table:table-cell office:value-type="string">
            <text:p>from, of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t</text:p>
          </table:table-cell>
          <table:table-cell office:value-type="string">
            <text:p>SWEDISH</text:p>
          </table:table-cell>
          <table:table-cell office:value-type="string">
            <text:p>o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är</text:p>
          </table:table-cell>
          <table:table-cell office:value-type="string">
            <text:p>SWEDISH</text:p>
          </table:table-cell>
          <table:table-cell office:value-type="string">
            <text:p>wh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fter</text:p>
          </table:table-cell>
          <table:table-cell office:value-type="string">
            <text:p>SWEDISH</text:p>
          </table:table-cell>
          <table:table-cell office:value-type="string">
            <text:p>after, behi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pp</text:p>
          </table:table-cell>
          <table:table-cell office:value-type="string">
            <text:p>SWEDISH</text:p>
          </table:table-cell>
          <table:table-cell office:value-type="string">
            <text:p>up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</text:p>
          </table:table-cell>
          <table:table-cell office:value-type="string">
            <text:p>SWEDISH</text:p>
          </table:table-cell>
          <table:table-cell office:value-type="string">
            <text:p>w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m</text:p>
          </table:table-cell>
          <table:table-cell office:value-type="string">
            <text:p>SWEDISH</text:p>
          </table:table-cell>
          <table:table-cell office:value-type="string">
            <text:p>the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ra</text:p>
          </table:table-cell>
          <table:table-cell office:value-type="string">
            <text:p>SWEDISH</text:p>
          </table:table-cell>
          <table:table-cell office:value-type="string">
            <text:p>b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d</text:p>
          </table:table-cell>
          <table:table-cell office:value-type="string">
            <text:p>SWEDISH</text:p>
          </table:table-cell>
          <table:table-cell office:value-type="string">
            <text:p>w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över</text:p>
          </table:table-cell>
          <table:table-cell office:value-type="string">
            <text:p>SWEDISH</text:p>
          </table:table-cell>
          <table:table-cell office:value-type="string">
            <text:p>ove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än</text:p>
          </table:table-cell>
          <table:table-cell office:value-type="string">
            <text:p>SWEDISH</text:p>
          </table:table-cell>
          <table:table-cell office:value-type="string">
            <text:p>th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g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an</text:p>
          </table:table-cell>
          <table:table-cell office:value-type="string">
            <text:p>SWEDISH</text:p>
          </table:table-cell>
          <table:table-cell office:value-type="string">
            <text:p>ca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n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är</text:p>
          </table:table-cell>
          <table:table-cell office:value-type="string">
            <text:p>SWEDISH</text:p>
          </table:table-cell>
          <table:table-cell office:value-type="string">
            <text:p>her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ha</text:p>
          </table:table-cell>
          <table:table-cell office:value-type="string">
            <text:p>SWEDISH</text:p>
          </table:table-cell>
          <table:table-cell office:value-type="string">
            <text:p>hav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ot</text:p>
          </table:table-cell>
          <table:table-cell office:value-type="string">
            <text:p>SWEDISH</text:p>
          </table:table-cell>
          <table:table-cell office:value-type="string">
            <text:p>towards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lla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nder</text:p>
          </table:table-cell>
          <table:table-cell office:value-type="string">
            <text:p>SWEDISH</text:p>
          </table:table-cell>
          <table:table-cell office:value-type="string">
            <text:p>under (also: wonder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ågon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ller</text:p>
          </table:table-cell>
          <table:table-cell office:value-type="string">
            <text:p>SWEDISH</text:p>
          </table:table-cell>
          <table:table-cell office:value-type="string">
            <text:p>or (else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lt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ycket</text:p>
          </table:table-cell>
          <table:table-cell office:value-type="string">
            <text:p>SWEDISH</text:p>
          </table:table-cell>
          <table:table-cell office:value-type="string">
            <text:p>mu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edan</text:p>
          </table:table-cell>
          <table:table-cell office:value-type="string">
            <text:p>SWEDISH</text:p>
          </table:table-cell>
          <table:table-cell office:value-type="string">
            <text:p>sinc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u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nn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jälv</text:p>
          </table:table-cell>
          <table:table-cell office:value-type="string">
            <text:p>SWEDISH</text:p>
          </table:table-cell>
          <table:table-cell office:value-type="string">
            <text:p>myself, yourself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tt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åt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tan</text:p>
          </table:table-cell>
          <table:table-cell office:value-type="string">
            <text:p>SWEDISH</text:p>
          </table:table-cell>
          <table:table-cell office:value-type="string">
            <text:p>withou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rit</text:p>
          </table:table-cell>
          <table:table-cell office:value-type="string">
            <text:p>SWEDISH</text:p>
          </table:table-cell>
          <table:table-cell office:value-type="string">
            <text:p>wa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ur</text:p>
          </table:table-cell>
          <table:table-cell office:value-type="string">
            <text:p>SWEDISH</text:p>
          </table:table-cell>
          <table:table-cell office:value-type="string">
            <text:p>h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ngen</text:p>
          </table:table-cell>
          <table:table-cell office:value-type="string">
            <text:p>SWEDISH</text:p>
          </table:table-cell>
          <table:table-cell office:value-type="string">
            <text:p>n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tt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li</text:p>
          </table:table-cell>
          <table:table-cell office:value-type="string">
            <text:p>SWEDISH</text:p>
          </table:table-cell>
          <table:table-cell office:value-type="string">
            <text:p>to be, beco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lev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ss</text:p>
          </table:table-cell>
          <table:table-cell office:value-type="string">
            <text:p>SWEDISH</text:p>
          </table:table-cell>
          <table:table-cell office:value-type="string">
            <text:p>u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n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ssa</text:p>
          </table:table-cell>
          <table:table-cell office:value-type="string">
            <text:p>SWEDISH</text:p>
          </table:table-cell>
          <table:table-cell office:value-type="string">
            <text:p>these/t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ågra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ras</text:p>
          </table:table-cell>
          <table:table-cell office:value-type="string">
            <text:p>SWEDISH</text:p>
          </table:table-cell>
          <table:table-cell office:value-type="string">
            <text:p>thei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lir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na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amma</text:p>
          </table:table-cell>
          <table:table-cell office:value-type="string">
            <text:p>SWEDISH</text:p>
          </table:table-cell>
          <table:table-cell office:value-type="string">
            <text:p>(the) sam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lken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</text:p>
          </table:table-cell>
          <table:table-cell office:value-type="string">
            <text:p>SWEDISH</text:p>
          </table:table-cell>
          <table:table-cell office:value-type="string">
            <text:p>you, y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ådan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år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livit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ess</text:p>
          </table:table-cell>
          <table:table-cell office:value-type="string">
            <text:p>SWEDISH</text:p>
          </table:table-cell>
          <table:table-cell office:value-type="string">
            <text:p>it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nom</text:p>
          </table:table-cell>
          <table:table-cell office:value-type="string">
            <text:p>SWEDISH</text:p>
          </table:table-cell>
          <table:table-cell office:value-type="string">
            <text:p>withi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ellan</text:p>
          </table:table-cell>
          <table:table-cell office:value-type="string">
            <text:p>SWEDISH</text:p>
          </table:table-cell>
          <table:table-cell office:value-type="string">
            <text:p>between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ådant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rför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rje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lka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tt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em</text:p>
          </table:table-cell>
          <table:table-cell office:value-type="string">
            <text:p>SWEDISH</text:p>
          </table:table-cell>
          <table:table-cell office:value-type="string">
            <text:p>wh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lket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tt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ådana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rt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ina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ar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årt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åra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t</text:p>
          </table:table-cell>
          <table:table-cell office:value-type="string">
            <text:p>SWEDISH</text:p>
          </table:table-cell>
          <table:table-cell office:value-type="string">
            <text:p>y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era</text:p>
          </table:table-cell>
          <table:table-cell office:value-type="string">
            <text:p>SWEDISH</text:p>
          </table:table-cell>
          <table:table-cell office:value-type="string">
            <text:p>your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lka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vol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.o.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gr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godz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ł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www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ul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el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hab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prof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nż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r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u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b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b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l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an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aż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ardz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ez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owiem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yl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ym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ył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ył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ył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ył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yć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ędz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będą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hc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hoć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raz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oś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z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zyl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częst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dl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d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gd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gdyb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gdyż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gdz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g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ch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m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nn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ż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j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ak</text:p>
          </table:table-cell>
          <table:table-cell office:value-type="string">
            <text:p>POLISH</text:p>
          </table:table-cell>
          <table:table-cell/>
          <table:table-cell table:style-name="ce5" office:value-type="string">
            <text:p>a Yak</text:p>
          </table:table-cell>
          <table:table-cell table:style-name="ce5"/>
          <table:table-cell table:style-name="ce5" office:value-type="string">
            <text:p>a Yak</text:p>
          </table:table-cell>
          <table:table-cell table:number-columns-repeated="1018"/>
        </table:table-row>
        <table:table-row table:style-name="ro2">
          <table:table-cell office:value-type="string">
            <text:p>jak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ak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j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dnak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dnym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dyn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g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j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st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szcz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śl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eżel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uż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ją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ied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ilku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t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tór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tór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tóreg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tórej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tór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tórych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tórym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którz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lat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lecz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lub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ją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am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ał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im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n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ogą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oż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ożn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mu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mus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n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ad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nam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nas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awet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c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ch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ej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m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iż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n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ow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p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nr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d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k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on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n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oraz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pan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</text:p>
          </table:table-cell>
          <table:table-cell office:value-type="string">
            <text:p>POLISH</text:p>
          </table:table-cell>
          <table:table-cell/>
          <table:table-cell table:style-name="ce5" office:value-type="string">
            <text:p>the river Po</text:p>
          </table:table-cell>
          <table:table-cell table:style-name="ce5"/>
          <table:table-cell table:style-name="ce5" office:value-type="string">
            <text:p>the river Po</text:p>
          </table:table-cell>
          <table:table-cell table:number-columns-repeated="1018"/>
        </table:table-row>
        <table:table-row table:style-name="ro2">
          <table:table-cell office:value-type="string">
            <text:p>pod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nad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nieważ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oz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rzed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rzed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rzez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prz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raz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raz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roku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również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ię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ob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posób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woj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są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ak</text:p>
          </table:table-cell>
          <table:table-cell office:value-type="string">
            <text:p>POLISH</text:p>
          </table:table-cell>
          <table:table-cell/>
          <table:table-cell table:style-name="ce5" office:value-type="string">
            <text:p>roof</text:p>
          </table:table-cell>
          <table:table-cell table:style-name="ce5"/>
          <table:table-cell table:style-name="ce5" office:value-type="string">
            <text:p>roof</text:p>
          </table:table-cell>
          <table:table-cell table:number-columns-repeated="1018"/>
        </table:table-row>
        <table:table-row table:style-name="ro2">
          <table:table-cell office:value-type="string">
            <text:p>takich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ak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akż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am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g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j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mu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ten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raz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eż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rzeb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u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ych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ylk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ym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ys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zw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tę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w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w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ięc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szystko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śród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właśni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a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zaś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office:value-type="string">
            <text:p>z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że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żeby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i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v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vii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ix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x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xi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xiii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xiv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>
            <text:p>xv</text:p>
          </table:table-cell>
          <table:table-cell office:value-type="string">
            <text:p>POLISH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3" table:number-rows-repeated="83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1" table:number-rows-repeated="63660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Microsoft YaHei" svg:font-family="'Microsoft YaHei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4P0"/>
    </number:currency-style>
    <number:number-style style:name="N108P0" style:volatile="true">
      <number:number number:decimal-places="0" number:min-integer-digits="1" number:grouping="true"/>
      <number:text> kr</number:text>
    </number:number-style>
    <number:number-style style:name="N108">
      <number:text>-</number:text>
      <number:number number:decimal-places="0" number:min-integer-digits="1" number:grouping="true"/>
      <number:text> kr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kr</number:text>
    </number:number-style>
    <number:number-style style:name="N110">
      <number:text>-</number:text>
      <number:number number:decimal-places="2" number:min-integer-digits="1" number:grouping="true"/>
      <number:text> kr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kr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 </number:text>
    </number:number-style>
    <number:number-style style:name="N116P1" style:volatile="true">
      <number:text>-</number:text>
      <number:number number:decimal-places="0" number:min-integer-digits="1" number:grouping="true"/>
      <number:text>     </number:text>
    </number:number-style>
    <number:number-style style:name="N116P2" style:volatile="true">
      <number:text> -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kr </number:text>
    </number:number-style>
    <number:number-style style:name="N117P1" style:volatile="true">
      <number:text>-</number:text>
      <number:number number:decimal-places="0" number:min-integer-digits="1" number:grouping="true"/>
      <number:text> kr </number:text>
    </number:number-style>
    <number:number-style style:name="N117P2" style:volatile="true">
      <number:text> - kr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</number:text>
    </number:number-style>
    <number:number-style style:name="N118P1" style:volatile="true">
      <number:text>-</number:text>
      <number:number number:decimal-places="2" number:min-integer-digits="1" number:grouping="true"/>
      <number:text>     </number:text>
    </number:number-style>
    <number:number-style style:name="N118P2" style:volatile="true">
      <number:text> -</number:text>
      <number:number number:decimal-places="0" number:min-integer-digits="0"/>
      <number:text>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kr </number:text>
    </number:number-style>
    <number:number-style style:name="N119P1" style:volatile="true">
      <number:text>-</number:text>
      <number:number number:decimal-places="2" number:min-integer-digits="1" number:grouping="true"/>
      <number:text> kr </number:text>
    </number:number-style>
    <number:number-style style:name="N119P2" style:volatile="true">
      <number:text> -</number:text>
      <number:number number:decimal-places="0" number:min-integer-digits="0"/>
      <number:text> kr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Microsoft YaHei" style:font-name-asian="Microsoft YaHei" style:font-name-complex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0c0c0"/>
    </style:style>
    <style:style style:name="Excel_5f_CondFormat_5f_1_5f_2_5f_1" style:display-name="Excel_CondFormat_1_2_1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0" style:font-size-asian="10pt" style:font-style-asian="normal" style:font-weight-asian="0" style:font-name-complex="Arial1" style:font-size-complex="10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07-11-2011</text:date>, <text:time>15:04: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31T13:57:58</meta:creation-date>
    <dc:date>2011-11-07T15:04:12.53</dc:date>
    <meta:generator>LibreOffice/3.4$Win32 LibreOffice_project/340m1$Build-302</meta:generator>
    <meta:editing-duration>PT7M12S</meta:editing-duration>
    <meta:editing-cycles>1</meta:editing-cycles>
    <meta:document-statistic meta:table-count="1" meta:cell-count="4565" meta:object-count="0"/>
  </office:meta>
</office:document-meta>
</file>